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officeooo:rsid="0054c5e5" officeooo:paragraph-rsid="0054c5e5"/>
    </style:style>
    <style:style style:name="P2" style:family="paragraph" style:parent-style-name="normal">
      <style:text-properties officeooo:rsid="0021515b" officeooo:paragraph-rsid="0021515b"/>
    </style:style>
    <style:style style:name="P3" style:family="paragraph" style:parent-style-name="normal">
      <style:text-properties officeooo:rsid="001f275a" officeooo:paragraph-rsid="001f275a" fo:background-color="transparent"/>
    </style:style>
    <style:style style:name="P4" style:family="paragraph" style:parent-style-name="normal">
      <style:text-properties officeooo:rsid="008b4ef4" officeooo:paragraph-rsid="001f275a" fo:background-color="transparent"/>
    </style:style>
    <style:style style:name="P5" style:family="paragraph" style:parent-style-name="normal">
      <style:text-properties officeooo:rsid="0021fa78" officeooo:paragraph-rsid="002c9246"/>
    </style:style>
    <style:style style:name="P6" style:family="paragraph" style:parent-style-name="normal">
      <style:text-properties officeooo:rsid="002418e3" officeooo:paragraph-rsid="00247fcd"/>
    </style:style>
    <style:style style:name="P7" style:family="paragraph" style:parent-style-name="normal">
      <style:text-properties officeooo:rsid="00247fcd" officeooo:paragraph-rsid="00247fcd"/>
    </style:style>
    <style:style style:name="P8" style:family="paragraph" style:parent-style-name="normal">
      <style:paragraph-properties fo:margin-left="1.1665in" fo:margin-right="0in" fo:text-indent="0in" style:auto-text-indent="false"/>
      <style:text-properties officeooo:rsid="004ef63e" officeooo:paragraph-rsid="004ef63e"/>
    </style:style>
    <style:style style:name="P9" style:family="paragraph" style:parent-style-name="normal">
      <style:text-properties officeooo:rsid="0054c5e5" officeooo:paragraph-rsid="0054c5e5"/>
    </style:style>
    <style:style style:name="P10" style:family="paragraph" style:parent-style-name="normal">
      <style:text-properties officeooo:rsid="0021515b" officeooo:paragraph-rsid="0021515b"/>
    </style:style>
    <style:style style:name="P11" style:family="paragraph" style:parent-style-name="normal">
      <style:text-properties officeooo:rsid="0021fa78" officeooo:paragraph-rsid="002c9246"/>
    </style:style>
    <style:style style:name="P12" style:family="paragraph" style:parent-style-name="normal">
      <style:text-properties officeooo:rsid="002418e3" officeooo:paragraph-rsid="00247fcd"/>
    </style:style>
    <style:style style:name="P13" style:family="paragraph" style:parent-style-name="normal">
      <style:text-properties officeooo:rsid="00247fcd" officeooo:paragraph-rsid="00247fcd"/>
    </style:style>
    <style:style style:name="P14" style:family="paragraph" style:parent-style-name="normal">
      <style:text-properties officeooo:rsid="00247fcd" officeooo:paragraph-rsid="00adfb91"/>
    </style:style>
    <style:style style:name="P15" style:family="paragraph" style:parent-style-name="normal">
      <style:text-properties officeooo:rsid="0032dc05" officeooo:paragraph-rsid="0019e071"/>
    </style:style>
    <style:style style:name="P16" style:family="paragraph" style:parent-style-name="normal">
      <style:text-properties officeooo:rsid="001ac958" officeooo:paragraph-rsid="001ac958"/>
    </style:style>
    <style:style style:name="P17" style:family="paragraph" style:parent-style-name="normal">
      <style:text-properties officeooo:rsid="001be4d3" officeooo:paragraph-rsid="001f275a"/>
    </style:style>
    <style:style style:name="P18" style:family="paragraph" style:parent-style-name="normal">
      <style:text-properties officeooo:rsid="001f275a" officeooo:paragraph-rsid="001f275a"/>
    </style:style>
    <style:style style:name="P19" style:family="paragraph" style:parent-style-name="normal">
      <style:text-properties officeooo:rsid="001fc7a4" officeooo:paragraph-rsid="001fc7a4"/>
    </style:style>
    <style:style style:name="P20" style:family="paragraph" style:parent-style-name="normal">
      <style:text-properties officeooo:rsid="001c6057" officeooo:paragraph-rsid="001f275a"/>
    </style:style>
    <style:style style:name="P21" style:family="paragraph" style:parent-style-name="normal">
      <style:text-properties officeooo:rsid="0023b39b" officeooo:paragraph-rsid="0023b39b"/>
    </style:style>
    <style:style style:name="P22" style:family="paragraph" style:parent-style-name="normal">
      <style:text-properties officeooo:rsid="0023ce0c" officeooo:paragraph-rsid="00247fcd"/>
    </style:style>
    <style:style style:name="P23" style:family="paragraph" style:parent-style-name="normal">
      <style:text-properties officeooo:rsid="00264a2e" officeooo:paragraph-rsid="00264a2e"/>
    </style:style>
    <style:style style:name="P24" style:family="paragraph" style:parent-style-name="normal">
      <style:text-properties officeooo:rsid="002e2c2c" officeooo:paragraph-rsid="002e2c2c"/>
    </style:style>
    <style:style style:name="P25" style:family="paragraph" style:parent-style-name="normal">
      <style:text-properties officeooo:rsid="002fb05f" officeooo:paragraph-rsid="002fb05f"/>
    </style:style>
    <style:style style:name="P26" style:family="paragraph" style:parent-style-name="normal">
      <style:text-properties officeooo:rsid="00333e1d" officeooo:paragraph-rsid="00333e1d"/>
    </style:style>
    <style:style style:name="P27" style:family="paragraph" style:parent-style-name="normal">
      <style:text-properties officeooo:rsid="002c9246" officeooo:paragraph-rsid="002c9246"/>
    </style:style>
    <style:style style:name="P28" style:family="paragraph" style:parent-style-name="normal">
      <style:text-properties officeooo:rsid="00343826" officeooo:paragraph-rsid="00343826"/>
    </style:style>
    <style:style style:name="P29" style:family="paragraph" style:parent-style-name="normal">
      <style:text-properties officeooo:rsid="00347d7e" officeooo:paragraph-rsid="00347d7e"/>
    </style:style>
    <style:style style:name="P30" style:family="paragraph" style:parent-style-name="normal">
      <style:text-properties officeooo:rsid="0037b7e9" officeooo:paragraph-rsid="0037b7e9"/>
    </style:style>
    <style:style style:name="P31" style:family="paragraph" style:parent-style-name="normal">
      <style:text-properties officeooo:rsid="003929ed" officeooo:paragraph-rsid="003929ed"/>
    </style:style>
    <style:style style:name="P32" style:family="paragraph" style:parent-style-name="normal">
      <style:text-properties officeooo:rsid="003d5ae7" officeooo:paragraph-rsid="003d5ae7"/>
    </style:style>
    <style:style style:name="P33" style:family="paragraph" style:parent-style-name="normal">
      <style:text-properties officeooo:rsid="003e65c2" officeooo:paragraph-rsid="003e65c2"/>
    </style:style>
    <style:style style:name="P34" style:family="paragraph" style:parent-style-name="normal">
      <style:text-properties officeooo:rsid="003e65c2" officeooo:paragraph-rsid="004158b5"/>
    </style:style>
    <style:style style:name="P35" style:family="paragraph" style:parent-style-name="normal">
      <style:text-properties officeooo:rsid="004158b5" officeooo:paragraph-rsid="004158b5"/>
    </style:style>
    <style:style style:name="P36" style:family="paragraph" style:parent-style-name="normal">
      <style:text-properties officeooo:rsid="00427d73" officeooo:paragraph-rsid="00427d73"/>
    </style:style>
    <style:style style:name="P37" style:family="paragraph" style:parent-style-name="normal">
      <style:text-properties officeooo:rsid="0046f1e8" officeooo:paragraph-rsid="0046f1e8"/>
    </style:style>
    <style:style style:name="P38" style:family="paragraph" style:parent-style-name="normal">
      <style:text-properties officeooo:rsid="0048eee7" officeooo:paragraph-rsid="0048eee7"/>
    </style:style>
    <style:style style:name="P39" style:family="paragraph" style:parent-style-name="normal">
      <style:text-properties officeooo:rsid="0049af48" officeooo:paragraph-rsid="0049af48"/>
    </style:style>
    <style:style style:name="P40" style:family="paragraph" style:parent-style-name="normal">
      <style:text-properties officeooo:rsid="004b83bd" officeooo:paragraph-rsid="004b83bd"/>
    </style:style>
    <style:style style:name="P41" style:family="paragraph" style:parent-style-name="normal">
      <style:text-properties officeooo:rsid="004dbf72" officeooo:paragraph-rsid="004dbf72"/>
    </style:style>
    <style:style style:name="P42" style:family="paragraph" style:parent-style-name="normal">
      <style:text-properties officeooo:rsid="004f659a" officeooo:paragraph-rsid="004f659a"/>
    </style:style>
    <style:style style:name="P43" style:family="paragraph" style:parent-style-name="normal">
      <style:text-properties officeooo:rsid="005305ac" officeooo:paragraph-rsid="005305ac"/>
    </style:style>
    <style:style style:name="P44" style:family="paragraph" style:parent-style-name="normal">
      <style:text-properties officeooo:rsid="005452fd" officeooo:paragraph-rsid="005452fd"/>
    </style:style>
    <style:style style:name="P45" style:family="paragraph" style:parent-style-name="normal">
      <style:text-properties officeooo:rsid="005679f6" officeooo:paragraph-rsid="005679f6"/>
    </style:style>
    <style:style style:name="P46" style:family="paragraph" style:parent-style-name="normal">
      <style:text-properties officeooo:rsid="00580054" officeooo:paragraph-rsid="00580054"/>
    </style:style>
    <style:style style:name="P47" style:family="paragraph" style:parent-style-name="normal">
      <style:text-properties officeooo:rsid="005a8cdc" officeooo:paragraph-rsid="005a8cdc"/>
    </style:style>
    <style:style style:name="P48" style:family="paragraph" style:parent-style-name="normal">
      <style:text-properties officeooo:rsid="005a8cdc" officeooo:paragraph-rsid="009043f2"/>
    </style:style>
    <style:style style:name="P49" style:family="paragraph" style:parent-style-name="normal">
      <style:text-properties fo:color="#000000" style:font-name="Times New Roman" fo:font-size="12pt" officeooo:rsid="00580054" officeooo:paragraph-rsid="00580054" style:font-name-asian="Times New Roman1" style:font-size-asian="12pt" style:font-name-complex="Times New Roman1"/>
    </style:style>
    <style:style style:name="P50" style:family="paragraph" style:parent-style-name="normal">
      <style:text-properties officeooo:rsid="009043f2" officeooo:paragraph-rsid="009043f2"/>
    </style:style>
    <style:style style:name="P51" style:family="paragraph" style:parent-style-name="normal">
      <style:text-properties officeooo:rsid="009043f2" officeooo:paragraph-rsid="00ad114f"/>
    </style:style>
    <style:style style:name="P52" style:family="paragraph" style:parent-style-name="normal">
      <style:text-properties officeooo:rsid="0090772c" officeooo:paragraph-rsid="0090772c"/>
    </style:style>
    <style:style style:name="P53" style:family="paragraph" style:parent-style-name="normal">
      <style:text-properties officeooo:rsid="00927039" officeooo:paragraph-rsid="00927039"/>
    </style:style>
    <style:style style:name="P54" style:family="paragraph" style:parent-style-name="normal">
      <style:text-properties officeooo:rsid="009583ce" officeooo:paragraph-rsid="009583ce"/>
    </style:style>
    <style:style style:name="P55" style:family="paragraph" style:parent-style-name="normal">
      <style:text-properties officeooo:rsid="009583ce" officeooo:paragraph-rsid="0096fb5e"/>
    </style:style>
    <style:style style:name="P56" style:family="paragraph" style:parent-style-name="normal">
      <style:text-properties officeooo:rsid="003d281f" officeooo:paragraph-rsid="003d281f"/>
    </style:style>
    <style:style style:name="P57" style:family="paragraph" style:parent-style-name="normal">
      <style:text-properties officeooo:rsid="00958515" officeooo:paragraph-rsid="00958515"/>
    </style:style>
    <style:style style:name="P58" style:family="paragraph" style:parent-style-name="normal">
      <style:text-properties officeooo:rsid="009bfc83" officeooo:paragraph-rsid="009bfc83"/>
    </style:style>
    <style:style style:name="P59" style:family="paragraph" style:parent-style-name="normal">
      <style:text-properties officeooo:rsid="009c00db" officeooo:paragraph-rsid="009c00db"/>
    </style:style>
    <style:style style:name="P60" style:family="paragraph" style:parent-style-name="normal">
      <style:text-properties officeooo:rsid="0096fb5e" officeooo:paragraph-rsid="0096fb5e"/>
    </style:style>
    <style:style style:name="P61" style:family="paragraph" style:parent-style-name="normal">
      <style:text-properties officeooo:rsid="00a36ecc" officeooo:paragraph-rsid="00a5a02a"/>
    </style:style>
    <style:style style:name="P62" style:family="paragraph" style:parent-style-name="normal">
      <style:text-properties officeooo:rsid="00a43909" officeooo:paragraph-rsid="00a43909"/>
    </style:style>
    <style:style style:name="P63" style:family="paragraph" style:parent-style-name="normal">
      <style:text-properties officeooo:rsid="00a43909" officeooo:paragraph-rsid="00a5a02a"/>
    </style:style>
    <style:style style:name="P64" style:family="paragraph" style:parent-style-name="normal">
      <style:text-properties officeooo:rsid="00a5a02a" officeooo:paragraph-rsid="00a5a02a"/>
    </style:style>
    <style:style style:name="P65" style:family="paragraph" style:parent-style-name="normal">
      <style:text-properties officeooo:rsid="00a76ed8" officeooo:paragraph-rsid="00a76ed8"/>
    </style:style>
    <style:style style:name="P66" style:family="paragraph" style:parent-style-name="normal">
      <style:text-properties officeooo:rsid="00ab93d9" officeooo:paragraph-rsid="00ab93d9"/>
    </style:style>
    <style:style style:name="P67" style:family="paragraph" style:parent-style-name="normal">
      <style:text-properties officeooo:rsid="00ab93d9" officeooo:paragraph-rsid="00ad114f"/>
    </style:style>
    <style:style style:name="P68" style:family="paragraph" style:parent-style-name="normal">
      <style:text-properties officeooo:rsid="00ad114f" officeooo:paragraph-rsid="00ad114f"/>
    </style:style>
    <style:style style:name="P69" style:family="paragraph" style:parent-style-name="normal">
      <style:text-properties officeooo:rsid="00ad114f" officeooo:paragraph-rsid="00b0e84a"/>
    </style:style>
    <style:style style:name="P70" style:family="paragraph" style:parent-style-name="normal">
      <style:text-properties style:text-line-through-style="solid" style:text-line-through-type="single" officeooo:rsid="001fc7a4" officeooo:paragraph-rsid="001fc7a4"/>
    </style:style>
    <style:style style:name="P71" style:family="paragraph" style:parent-style-name="normal">
      <style:text-properties officeooo:rsid="00adfb91" officeooo:paragraph-rsid="00adfb91"/>
    </style:style>
    <style:style style:name="P72" style:family="paragraph" style:parent-style-name="normal">
      <style:text-properties officeooo:rsid="00aefe92" officeooo:paragraph-rsid="00aefe92"/>
    </style:style>
    <style:style style:name="P73" style:family="paragraph" style:parent-style-name="normal">
      <style:text-properties officeooo:rsid="00b0e84a" officeooo:paragraph-rsid="00b0e84a"/>
    </style:style>
    <style:style style:name="P74" style:family="paragraph" style:parent-style-name="normal">
      <style:text-properties officeooo:rsid="00b2bcf2" officeooo:paragraph-rsid="00b2bcf2"/>
    </style:style>
    <style:style style:name="P75" style:family="paragraph" style:parent-style-name="normal">
      <style:text-properties officeooo:rsid="00b44fce" officeooo:paragraph-rsid="00b4ef93"/>
    </style:style>
    <style:style style:name="P76" style:family="paragraph" style:parent-style-name="normal">
      <style:text-properties officeooo:rsid="00b228a4" officeooo:paragraph-rsid="00b228a4"/>
    </style:style>
    <style:style style:name="P77" style:family="paragraph" style:parent-style-name="normal">
      <style:paragraph-properties fo:margin-left="1.1665in" fo:margin-right="0in" fo:text-indent="0in" style:auto-text-indent="false"/>
      <style:text-properties officeooo:rsid="004ef63e" officeooo:paragraph-rsid="004ef63e"/>
    </style:style>
    <style:style style:name="P78" style:family="paragraph" style:parent-style-name="normal">
      <style:paragraph-properties fo:margin-left="0.5835in" fo:margin-right="0in" fo:text-indent="0in" style:auto-text-indent="false"/>
      <style:text-properties officeooo:rsid="00347d7e" officeooo:paragraph-rsid="00347d7e"/>
    </style:style>
    <style:style style:name="P79" style:family="paragraph" style:parent-style-name="normal">
      <style:paragraph-properties fo:margin-left="0.5835in" fo:margin-right="0in" fo:text-indent="0in" style:auto-text-indent="false"/>
      <style:text-properties officeooo:rsid="00580054" officeooo:paragraph-rsid="00580054"/>
    </style:style>
    <style:style style:name="P80" style:family="paragraph" style:parent-style-name="normal">
      <style:paragraph-properties fo:margin-left="0.5835in" fo:margin-right="0in" fo:text-indent="0in" style:auto-text-indent="false"/>
      <style:text-properties officeooo:rsid="009043f2" officeooo:paragraph-rsid="009043f2"/>
    </style:style>
    <style:style style:name="P81" style:family="paragraph" style:parent-style-name="normal">
      <style:paragraph-properties fo:margin-left="0.5835in" fo:margin-right="0in" fo:text-indent="0in" style:auto-text-indent="false"/>
      <style:text-properties fo:color="#000000" style:font-name="Times New Roman" fo:font-size="12pt" officeooo:rsid="009043f2" officeooo:paragraph-rsid="009043f2" style:font-name-asian="Times New Roman1" style:font-size-asian="12pt" style:font-name-complex="Times New Roman1"/>
    </style:style>
    <style:style style:name="P82" style:family="paragraph" style:parent-style-name="normal">
      <style:paragraph-properties fo:margin-left="0.5835in" fo:margin-right="0in" fo:text-indent="0in" style:auto-text-indent="false"/>
      <style:text-properties fo:color="#000000" style:font-name="Times New Roman" fo:font-size="12pt" officeooo:rsid="00a43909" officeooo:paragraph-rsid="00a43909" style:font-name-asian="Times New Roman1" style:font-size-asian="12pt" style:font-name-complex="Times New Roman1"/>
    </style:style>
    <style:style style:name="P83" style:family="paragraph" style:parent-style-name="normal">
      <style:paragraph-properties fo:margin-left="0.5835in" fo:margin-right="0in" fo:text-indent="0in" style:auto-text-indent="false"/>
      <style:text-properties fo:color="#000000" style:font-name="Times New Roman" fo:font-size="12pt" officeooo:rsid="00a43909" officeooo:paragraph-rsid="00a5a02a" style:font-name-asian="Times New Roman1" style:font-size-asian="12pt" style:font-name-complex="Times New Roman1"/>
    </style:style>
    <style:style style:name="P84" style:family="paragraph" style:parent-style-name="normal">
      <style:paragraph-properties fo:margin-left="0.5835in" fo:margin-right="0in" fo:text-indent="0in" style:auto-text-indent="false"/>
      <style:text-properties fo:color="#000000" style:font-name="Times New Roman" fo:font-size="12pt" officeooo:rsid="00a5a02a" officeooo:paragraph-rsid="00a5a02a" style:font-name-asian="Times New Roman1" style:font-size-asian="12pt" style:font-name-complex="Times New Roman1"/>
    </style:style>
    <style:style style:name="P85" style:family="paragraph" style:parent-style-name="normal">
      <style:paragraph-properties fo:margin-left="0.5835in" fo:margin-right="0in" fo:text-indent="0in" style:auto-text-indent="false"/>
      <style:text-properties officeooo:rsid="009bfc83" officeooo:paragraph-rsid="009bfc83"/>
    </style:style>
    <style:style style:name="P86" style:family="paragraph" style:parent-style-name="normal">
      <style:paragraph-properties fo:margin-left="0.5835in" fo:margin-right="0in" fo:text-indent="0in" style:auto-text-indent="false"/>
      <style:text-properties officeooo:rsid="009c00db" officeooo:paragraph-rsid="009c00db"/>
    </style:style>
    <style:style style:name="P87" style:family="paragraph" style:parent-style-name="normal">
      <style:paragraph-properties fo:margin-left="0.5835in" fo:margin-right="0in" fo:text-indent="0in" style:auto-text-indent="false"/>
      <style:text-properties officeooo:rsid="00a5a02a" officeooo:paragraph-rsid="00a5a02a"/>
    </style:style>
    <style:style style:name="P88" style:family="paragraph" style:parent-style-name="normal">
      <style:paragraph-properties fo:margin-left="0.5835in" fo:margin-right="0in" fo:text-indent="0in" style:auto-text-indent="false"/>
      <style:text-properties officeooo:rsid="00ab93d9" officeooo:paragraph-rsid="00ab93d9"/>
    </style:style>
    <style:style style:name="P89" style:family="paragraph" style:parent-style-name="normal">
      <style:paragraph-properties fo:margin-left="0.5835in" fo:margin-right="0in" fo:text-indent="0in" style:auto-text-indent="false"/>
      <style:text-properties officeooo:rsid="00247fcd" officeooo:paragraph-rsid="00247fcd"/>
    </style:style>
    <style:style style:name="P90" style:family="paragraph" style:parent-style-name="normal">
      <style:paragraph-properties fo:margin-left="0.5835in" fo:margin-right="0in" fo:text-indent="0in" style:auto-text-indent="false"/>
      <style:text-properties officeooo:rsid="00264a2e" officeooo:paragraph-rsid="00adfb91"/>
    </style:style>
    <style:style style:name="P91" style:family="paragraph" style:parent-style-name="normal">
      <style:paragraph-properties fo:margin-left="0.5835in" fo:margin-right="0in" fo:text-indent="0in" style:auto-text-indent="false"/>
      <style:text-properties officeooo:rsid="00b44fce" officeooo:paragraph-rsid="00b4ef93"/>
    </style:style>
    <style:style style:name="P92" style:family="paragraph" style:parent-style-name="normal">
      <style:paragraph-properties fo:margin-left="0.2917in" fo:margin-right="0in" fo:text-indent="0in" style:auto-text-indent="false"/>
      <style:text-properties officeooo:rsid="005047f3" officeooo:paragraph-rsid="005047f3"/>
    </style:style>
    <style:style style:name="P93" style:family="paragraph" style:parent-style-name="normal">
      <style:paragraph-properties fo:margin-left="0.2917in" fo:margin-right="0in" fo:text-indent="0in" style:auto-text-indent="false"/>
      <style:text-properties officeooo:rsid="005305ac" officeooo:paragraph-rsid="005305ac"/>
    </style:style>
    <style:style style:name="P94" style:family="paragraph" style:parent-style-name="normal">
      <style:paragraph-properties fo:margin-left="0.2917in" fo:margin-right="0in" fo:text-indent="0in" style:auto-text-indent="false"/>
      <style:text-properties officeooo:rsid="005452fd" officeooo:paragraph-rsid="005452fd"/>
    </style:style>
    <style:style style:name="P95" style:family="paragraph" style:parent-style-name="normal">
      <style:paragraph-properties fo:margin-left="0.2917in" fo:margin-right="0in" fo:text-indent="0in" style:auto-text-indent="false"/>
      <style:text-properties officeooo:rsid="009043f2" officeooo:paragraph-rsid="009043f2"/>
    </style:style>
    <style:style style:name="P96" style:family="paragraph" style:parent-style-name="normal">
      <style:paragraph-properties fo:margin-left="0.8752in" fo:margin-right="0in" fo:text-indent="0in" style:auto-text-indent="false"/>
      <style:text-properties officeooo:rsid="004ef63e" officeooo:paragraph-rsid="004ef63e"/>
    </style:style>
    <style:style style:name="P97" style:family="paragraph" style:parent-style-name="normal">
      <style:paragraph-properties fo:margin-left="0.8752in" fo:margin-right="0in" fo:text-indent="0in" style:auto-text-indent="false"/>
      <style:text-properties style:text-underline-style="none" officeooo:rsid="005a8cdc" officeooo:paragraph-rsid="005a8cdc"/>
    </style:style>
    <style:style style:name="P98" style:family="paragraph" style:parent-style-name="normal">
      <style:paragraph-properties fo:margin-left="0.8752in" fo:margin-right="0in" fo:text-indent="0in" style:auto-text-indent="false"/>
      <style:text-properties officeooo:rsid="0090772c" officeooo:paragraph-rsid="0090772c"/>
    </style:style>
    <style:style style:name="P99" style:family="paragraph" style:parent-style-name="normal">
      <style:text-properties officeooo:rsid="008b4ef4" officeooo:paragraph-rsid="001f275a" fo:background-color="transparent"/>
    </style:style>
    <style:style style:name="P100" style:family="paragraph" style:parent-style-name="normal">
      <style:text-properties officeooo:rsid="001f275a" officeooo:paragraph-rsid="001f275a" fo:background-color="transparent"/>
    </style:style>
    <style:style style:name="P101" style:family="paragraph" style:parent-style-name="normal">
      <style:text-properties officeooo:rsid="00b5459b" officeooo:paragraph-rsid="00b5459b"/>
    </style:style>
    <style:style style:name="P102" style:family="paragraph" style:parent-style-name="normal">
      <style:text-properties officeooo:rsid="00b5459b" officeooo:paragraph-rsid="00be4563"/>
    </style:style>
    <style:style style:name="P103" style:family="paragraph" style:parent-style-name="normal">
      <style:text-properties officeooo:rsid="0054c5e5" officeooo:paragraph-rsid="0054c5e5"/>
    </style:style>
    <style:style style:name="P104" style:family="paragraph" style:parent-style-name="normal">
      <style:text-properties officeooo:rsid="0021515b" officeooo:paragraph-rsid="0021515b"/>
    </style:style>
    <style:style style:name="P105" style:family="paragraph" style:parent-style-name="normal">
      <style:text-properties officeooo:rsid="0021fa78" officeooo:paragraph-rsid="002c9246"/>
    </style:style>
    <style:style style:name="P106" style:family="paragraph" style:parent-style-name="normal">
      <style:text-properties officeooo:rsid="002418e3" officeooo:paragraph-rsid="00247fcd"/>
    </style:style>
    <style:style style:name="P107" style:family="paragraph" style:parent-style-name="normal">
      <style:text-properties officeooo:rsid="00247fcd" officeooo:paragraph-rsid="00247fcd"/>
    </style:style>
    <style:style style:name="P108" style:family="paragraph" style:parent-style-name="normal">
      <style:text-properties officeooo:rsid="00c8a149" officeooo:paragraph-rsid="00c8a149"/>
    </style:style>
    <style:style style:name="P109" style:family="paragraph" style:parent-style-name="normal">
      <style:text-properties officeooo:rsid="00ca80e3" officeooo:paragraph-rsid="00ca80e3"/>
    </style:style>
    <style:style style:name="P110" style:family="paragraph" style:parent-style-name="normal">
      <style:text-properties officeooo:rsid="00cfd02b" officeooo:paragraph-rsid="00cfd02b"/>
    </style:style>
    <style:style style:name="P111" style:family="paragraph" style:parent-style-name="normal">
      <style:text-properties officeooo:rsid="00d3c650" officeooo:paragraph-rsid="00d3c650"/>
    </style:style>
    <style:style style:name="P112" style:family="paragraph" style:parent-style-name="normal">
      <style:text-properties officeooo:rsid="00d52881" officeooo:paragraph-rsid="00d52881"/>
    </style:style>
    <style:style style:name="P113" style:family="paragraph" style:parent-style-name="normal">
      <style:text-properties officeooo:rsid="00d7659f" officeooo:paragraph-rsid="00d7659f"/>
    </style:style>
    <style:style style:name="P114" style:family="paragraph" style:parent-style-name="normal">
      <style:text-properties officeooo:rsid="00d89f69" officeooo:paragraph-rsid="00d89f69"/>
    </style:style>
    <style:style style:name="P115" style:family="paragraph" style:parent-style-name="normal">
      <style:text-properties officeooo:rsid="00be01c0" officeooo:paragraph-rsid="00be01c0"/>
    </style:style>
    <style:style style:name="P116" style:family="paragraph" style:parent-style-name="normal">
      <style:text-properties officeooo:rsid="00dbbed6" officeooo:paragraph-rsid="00dbbed6"/>
    </style:style>
    <style:style style:name="P117" style:family="paragraph" style:parent-style-name="normal">
      <style:paragraph-properties fo:margin-left="0.5835in" fo:margin-right="0in" fo:text-indent="0in" style:auto-text-indent="false"/>
      <style:text-properties officeooo:rsid="00b4ef93" officeooo:paragraph-rsid="00b4ef93"/>
    </style:style>
    <style:style style:name="P118" style:family="paragraph" style:parent-style-name="normal">
      <style:paragraph-properties fo:margin-left="1.1665in" fo:margin-right="0in" fo:text-indent="0in" style:auto-text-indent="false"/>
      <style:text-properties officeooo:rsid="004ef63e" officeooo:paragraph-rsid="004ef63e"/>
    </style:style>
    <style:style style:name="P119" style:family="paragraph" style:parent-style-name="normal">
      <style:paragraph-properties fo:margin-left="0.5835in" fo:margin-right="0in" fo:text-indent="0in" style:auto-text-indent="false"/>
      <style:text-properties officeooo:rsid="00d91290" officeooo:paragraph-rsid="00d91290"/>
    </style:style>
    <style:style style:name="P120" style:family="paragraph" style:parent-style-name="normal">
      <style:paragraph-properties fo:margin-left="0.5835in" fo:margin-right="0in" fo:text-indent="0in" style:auto-text-indent="false"/>
      <style:text-properties officeooo:rsid="00dbbed6" officeooo:paragraph-rsid="00dbbed6"/>
    </style:style>
    <style:style style:name="P121" style:family="paragraph" style:parent-style-name="normal">
      <style:paragraph-properties fo:margin-left="0.8752in" fo:margin-right="0in" fo:text-indent="0in" style:auto-text-indent="false"/>
      <style:text-properties officeooo:rsid="00be4563" officeooo:paragraph-rsid="00be4563"/>
    </style:style>
    <style:style style:name="P122" style:family="paragraph" style:parent-style-name="normal">
      <style:paragraph-properties fo:margin-left="0.8752in" fo:margin-right="0in" fo:text-indent="0in" style:auto-text-indent="false"/>
      <style:text-properties officeooo:rsid="00be4563" officeooo:paragraph-rsid="00be91e5"/>
    </style:style>
    <style:style style:name="P123" style:family="paragraph" style:parent-style-name="normal">
      <style:paragraph-properties fo:margin-left="0.8752in" fo:margin-right="0in" fo:text-indent="0in" style:auto-text-indent="false"/>
      <style:text-properties officeooo:rsid="00be91e5" officeooo:paragraph-rsid="00be91e5"/>
    </style:style>
    <style:style style:name="P124" style:family="paragraph" style:parent-style-name="normal">
      <style:paragraph-properties fo:margin-left="0.8752in" fo:margin-right="0in" fo:text-indent="0in" style:auto-text-indent="false"/>
      <style:text-properties officeooo:rsid="00be91e5" officeooo:paragraph-rsid="00bef55b"/>
    </style:style>
    <style:style style:name="P125" style:family="paragraph" style:parent-style-name="normal">
      <style:paragraph-properties fo:margin-left="0.8752in" fo:margin-right="0in" fo:text-indent="0in" style:auto-text-indent="false"/>
      <style:text-properties officeooo:rsid="00be91e5" officeooo:paragraph-rsid="00c14fef"/>
    </style:style>
    <style:style style:name="P126" style:family="paragraph" style:parent-style-name="normal">
      <style:paragraph-properties fo:margin-left="0.8752in" fo:margin-right="0in" fo:text-indent="0in" style:auto-text-indent="false"/>
      <style:text-properties officeooo:rsid="00be91e5" officeooo:paragraph-rsid="00c71ea7"/>
    </style:style>
    <style:style style:name="P127" style:family="paragraph" style:parent-style-name="normal">
      <style:paragraph-properties fo:margin-left="0.8752in" fo:margin-right="0in" fo:text-indent="0in" style:auto-text-indent="false"/>
      <style:text-properties officeooo:rsid="00be91e5" officeooo:paragraph-rsid="00d101eb"/>
    </style:style>
    <style:style style:name="P128" style:family="paragraph" style:parent-style-name="normal">
      <style:paragraph-properties fo:margin-left="0.8752in" fo:margin-right="0in" fo:text-indent="0in" style:auto-text-indent="false"/>
      <style:text-properties officeooo:rsid="00be91e5" officeooo:paragraph-rsid="00d114a6"/>
    </style:style>
    <style:style style:name="P129" style:family="paragraph" style:parent-style-name="normal">
      <style:paragraph-properties fo:margin-left="0.8752in" fo:margin-right="0in" fo:text-indent="0in" style:auto-text-indent="false"/>
      <style:text-properties officeooo:rsid="00bef55b" officeooo:paragraph-rsid="00bef55b"/>
    </style:style>
    <style:style style:name="P130" style:family="paragraph" style:parent-style-name="normal">
      <style:paragraph-properties fo:margin-left="0.8752in" fo:margin-right="0in" fo:text-indent="0in" style:auto-text-indent="false"/>
      <style:text-properties officeooo:rsid="00c14fef" officeooo:paragraph-rsid="00c14fef"/>
    </style:style>
    <style:style style:name="P131" style:family="paragraph" style:parent-style-name="normal">
      <style:paragraph-properties fo:margin-left="0.8752in" fo:margin-right="0in" fo:text-indent="0in" style:auto-text-indent="false"/>
      <style:text-properties officeooo:rsid="00b5459b" officeooo:paragraph-rsid="00b5459b"/>
    </style:style>
    <style:style style:name="P132" style:family="paragraph" style:parent-style-name="normal">
      <style:paragraph-properties fo:margin-left="0.8752in" fo:margin-right="0in" fo:text-indent="0in" style:auto-text-indent="false"/>
      <style:text-properties fo:color="#ff0000" officeooo:rsid="00be91e5" officeooo:paragraph-rsid="00c71ea7"/>
    </style:style>
    <style:style style:name="P133" style:family="paragraph" style:parent-style-name="normal">
      <style:paragraph-properties fo:margin-left="0.8752in" fo:margin-right="0in" fo:text-indent="0in" style:auto-text-indent="false"/>
      <style:text-properties fo:color="#ff0000" officeooo:rsid="00bef55b" officeooo:paragraph-rsid="00bef55b"/>
    </style:style>
    <style:style style:name="P134" style:family="paragraph" style:parent-style-name="normal">
      <style:paragraph-properties fo:margin-left="0in" fo:margin-right="0in" fo:text-indent="0in" style:auto-text-indent="false"/>
      <style:text-properties officeooo:rsid="00dbbed6" officeooo:paragraph-rsid="00dbbed6"/>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8e8ad6" style:font-name-asian="Times New Roman1" style:font-size-asian="12pt" style:font-name-complex="Times New Roman1"/>
    </style:style>
    <style:style style:name="T28" style:family="text">
      <style:text-properties fo:color="#000000" style:font-name="Times New Roman" fo:font-size="12pt" officeooo:rsid="005a8cdc" style:font-name-asian="Times New Roman1" style:font-size-asian="12pt" style:font-name-complex="Times New Roman1"/>
    </style:style>
    <style:style style:name="T29" style:family="text">
      <style:text-properties fo:color="#000000" style:font-name="Times New Roman" fo:font-size="12pt" officeooo:rsid="00957c5b" style:font-name-asian="Times New Roman1" style:font-size-asian="12pt" style:font-name-complex="Times New Roman1"/>
    </style:style>
    <style:style style:name="T30" style:family="text">
      <style:text-properties officeooo:rsid="005a8cdc"/>
    </style:style>
    <style:style style:name="T31" style:family="text">
      <style:text-properties officeooo:rsid="008bd008"/>
    </style:style>
    <style:style style:name="T32" style:family="text">
      <style:text-properties officeooo:rsid="008e8ad6"/>
    </style:style>
    <style:style style:name="T33" style:family="text">
      <style:text-properties officeooo:rsid="009043f2"/>
    </style:style>
    <style:style style:name="T34" style:family="text">
      <style:text-properties officeooo:rsid="00957c5b"/>
    </style:style>
    <style:style style:name="T35" style:family="text">
      <style:text-properties officeooo:rsid="009c00db"/>
    </style:style>
    <style:style style:name="T36" style:family="text">
      <style:text-properties officeooo:rsid="009dc95d"/>
    </style:style>
    <style:style style:name="T37" style:family="text">
      <style:text-properties officeooo:rsid="00a031e7"/>
    </style:style>
    <style:style style:name="T38" style:family="text">
      <style:text-properties officeooo:rsid="00a08320"/>
    </style:style>
    <style:style style:name="T39" style:family="text">
      <style:text-properties officeooo:rsid="00a0be72"/>
    </style:style>
    <style:style style:name="T40" style:family="text">
      <style:text-properties officeooo:rsid="00a36ecc"/>
    </style:style>
    <style:style style:name="T41" style:family="text">
      <style:text-properties officeooo:rsid="00a43909"/>
    </style:style>
    <style:style style:name="T42" style:family="text">
      <style:text-properties officeooo:rsid="00a76ed8"/>
    </style:style>
    <style:style style:name="T43" style:family="text">
      <style:text-properties officeooo:rsid="00ab93d9"/>
    </style:style>
    <style:style style:name="T44" style:family="text">
      <style:text-properties officeooo:rsid="00ad114f"/>
    </style:style>
    <style:style style:name="T45" style:family="text">
      <style:text-properties officeooo:rsid="00afae4b"/>
    </style:style>
    <style:style style:name="T46" style:family="text">
      <style:text-properties officeooo:rsid="00b0e84a"/>
    </style:style>
    <style:style style:name="T47" style:family="text">
      <style:text-properties officeooo:rsid="00b4ef93"/>
    </style:style>
    <style:style style:name="T48" style:family="text">
      <style:text-properties officeooo:rsid="00b5817b"/>
    </style:style>
    <style:style style:name="T49" style:family="text">
      <style:text-properties style:text-underline-style="none"/>
    </style:style>
    <style:style style:name="T50" style:family="text">
      <style:text-properties officeooo:rsid="00be91e5"/>
    </style:style>
    <style:style style:name="T51" style:family="text">
      <style:text-properties officeooo:rsid="00c0e6a1"/>
    </style:style>
    <style:style style:name="T52" style:family="text">
      <style:text-properties officeooo:rsid="00c14fef"/>
    </style:style>
    <style:style style:name="T53" style:family="text">
      <style:text-properties officeooo:rsid="00c1b456"/>
    </style:style>
    <style:style style:name="T54" style:family="text">
      <style:text-properties officeooo:rsid="00c2d902"/>
    </style:style>
    <style:style style:name="T55" style:family="text">
      <style:text-properties officeooo:rsid="00c3d0f4"/>
    </style:style>
    <style:style style:name="T56" style:family="text">
      <style:text-properties fo:color="#ff0000" officeooo:rsid="00c14fef"/>
    </style:style>
    <style:style style:name="T57" style:family="text">
      <style:text-properties fo:color="#ff0000" officeooo:rsid="00c1b456"/>
    </style:style>
    <style:style style:name="T58" style:family="text">
      <style:text-properties officeooo:rsid="00cc3a52"/>
    </style:style>
    <style:style style:name="T59" style:family="text">
      <style:text-properties officeooo:rsid="00cdfbcb"/>
    </style:style>
    <style:style style:name="T60" style:family="text">
      <style:text-properties officeooo:rsid="00d101eb"/>
    </style:style>
    <style:style style:name="T61" style:family="text">
      <style:text-properties officeooo:rsid="00d7659f"/>
    </style:style>
    <style:style style:name="T62" style:family="text">
      <style:text-properties officeooo:rsid="00d86dc5"/>
    </style:style>
    <style:style style:name="T63" style:family="text">
      <style:text-properties officeooo:rsid="00dbbed6"/>
    </style:style>
  </office:automatic-styles>
  <office:body>
    <office:text text:use-soft-page-breaks="true">
      <text:tracked-changes>
        <text:changed-region xml:id="ct51301280" text:id="ct51301280">
          <text:insertion>
            <office:change-info>
              <dc:creator>Eduardo Grosclaude</dc:creator>
              <dc:date>2014-07-14T08:00:00</dc:date>
            </office:change-info>
          </text:insertion>
        </text:changed-region>
        <text:changed-region xml:id="ct28351648" text:id="ct28351648">
          <text:deletion>
            <office:change-info>
              <dc:creator>Autor desconocido</dc:creator>
              <dc:date>2014-09-18T14:02:00</dc:date>
            </office:change-info>
            <text:p text:style-name="P1">r una subsección aparte.AQUI HAY QUE INSERTAR UN POCO DE MARCO TEORICO DE OPTIMIZACION, POR QUÉ SE VA A SEGUIR EL PROCESO QUE SE SIGUE (hacer todas las citas de Garg &amp;co. que haga falta con gráficos, etc). Puede lleva</text:p>
          </text:deletion>
        </text:changed-region>
        <text:changed-region xml:id="ct52152800" text:id="ct52152800">
          <text:insertion>
            <office:change-info>
              <dc:creator>Autor desconocido</dc:creator>
              <dc:date>2014-09-18T14:03:00</dc:date>
            </office:change-info>
          </text:insertion>
        </text:changed-region>
        <text:changed-region xml:id="ct56707520" text:id="ct56707520">
          <text:deletion>
            <office:change-info>
              <dc:creator>Eduardo Grosclaude</dc:creator>
              <dc:date>2014-07-14T08:01:00</dc:date>
            </office:change-info>
            <text:p text:style-name="P2">la herramienta gprof </text:p>
          </text:deletion>
        </text:changed-region>
        <text:changed-region xml:id="ct52152992" text:id="ct52152992">
          <text:insertion>
            <office:change-info>
              <dc:creator>Eduardo Grosclaude</dc:creator>
              <dc:date>2014-07-14T08:01:00</dc:date>
            </office:change-info>
          </text:insertion>
        </text:changed-region>
        <text:changed-region xml:id="ct51603536" text:id="ct51603536">
          <text:deletion>
            <office:change-info>
              <dc:creator>Eduardo Grosclaude</dc:creator>
              <dc:date>2014-07-14T08:02:00</dc:date>
            </office:change-info>
            <text:p text:style-name="P2">veremos </text:p>
          </text:deletion>
        </text:changed-region>
        <text:changed-region xml:id="ct51603024" text:id="ct51603024">
          <text:insertion>
            <office:change-info>
              <dc:creator>Eduardo Grosclaude</dc:creator>
              <dc:date>2014-07-14T08:02:00</dc:date>
            </office:change-info>
          </text:insertion>
        </text:changed-region>
        <text:changed-region xml:id="ct47705088" text:id="ct47705088">
          <text:deletion>
            <office:change-info>
              <dc:creator>Autor desconocido</dc:creator>
              <dc:date>2014-09-15T21:18:00</dc:date>
            </office:change-info>
            <text:p text:style-name="P3"/>
            <text:p text:style-name="P4"/>
          </text:deletion>
        </text:changed-region>
        <text:changed-region xml:id="ct51603984" text:id="ct51603984">
          <text:insertion>
            <office:change-info>
              <dc:creator>Autor desconocido</dc:creator>
              <dc:date>2014-09-18T14:04:00</dc:date>
            </office:change-info>
          </text:insertion>
        </text:changed-region>
        <text:changed-region xml:id="ct56792960" text:id="ct56792960">
          <text:deletion>
            <office:change-info>
              <dc:creator>Autor desconocido</dc:creator>
              <dc:date>2014-09-18T14:05:00</dc:date>
            </office:change-info>
            <text:p text:style-name="P5"><text:span text:style-name="T1">Garg y Sharapov [ref Techniques for Optimizing Apps: HPC]</text:span></text:p>
          </text:deletion>
        </text:changed-region>
        <text:changed-region xml:id="ct28350944" text:id="ct28350944">
          <text:insertion>
            <office:change-info>
              <dc:creator>Autor desconocido</dc:creator>
              <dc:date>2014-09-18T14:05:00</dc:date>
            </office:change-info>
          </text:insertion>
        </text:changed-region>
        <text:changed-region xml:id="ct51312816" text:id="ct51312816">
          <text:insertion>
            <office:change-info>
              <dc:creator>Unknown Author</dc:creator>
              <dc:date>2014-07-15T21:52:00</dc:date>
            </office:change-info>
          </text:insertion>
        </text:changed-region>
        <text:changed-region xml:id="ct51313008" text:id="ct51313008">
          <text:deletion>
            <office:change-info>
              <dc:creator>Autor desconocido</dc:creator>
              <dc:date>2014-09-18T14:06:00</dc:date>
            </office:change-info>
            <text:p text:style-name="P6">para definirlos</text:p>
          </text:deletion>
        </text:changed-region>
        <text:changed-region xml:id="ct51311904" text:id="ct51311904">
          <text:insertion>
            <office:change-info>
              <dc:creator>Autor desconocido</dc:creator>
              <dc:date>2014-09-18T14:06:00</dc:date>
            </office:change-info>
          </text:insertion>
        </text:changed-region>
        <text:changed-region xml:id="ct56793232" text:id="ct56793232">
          <text:insertion>
            <office:change-info>
              <dc:creator>Autor desconocido</dc:creator>
              <dc:date>2014-09-18T14:08:00</dc:date>
            </office:change-info>
          </text:insertion>
        </text:changed-region>
        <text:changed-region xml:id="ct56124512" text:id="ct56124512">
          <text:insertion>
            <office:change-info>
              <dc:creator>Autor desconocido</dc:creator>
              <dc:date>2014-09-18T14:09:00</dc:date>
            </office:change-info>
          </text:insertion>
        </text:changed-region>
        <text:changed-region xml:id="ct57061536" text:id="ct57061536">
          <text:insertion>
            <office:change-info>
              <dc:creator>Autor desconocido</dc:creator>
              <dc:date>2014-09-18T14:10:00</dc:date>
            </office:change-info>
          </text:insertion>
        </text:changed-region>
        <text:changed-region xml:id="ct47705296" text:id="ct47705296">
          <text:deletion>
            <office:change-info>
              <dc:creator>Autor desconocido</dc:creator>
              <dc:date>2014-09-18T14:11:00</dc:date>
            </office:change-info>
            <text:p text:style-name="P7">se mantienen</text:p>
          </text:deletion>
        </text:changed-region>
        <text:changed-region xml:id="ct56123824" text:id="ct56123824">
          <text:deletion>
            <office:change-info>
              <dc:creator>Autor desconocido</dc:creator>
              <dc:date>2014-09-18T14:12:00</dc:date>
            </office:change-info>
            <text:p text:style-name="P7">cual </text:p>
          </text:deletion>
        </text:changed-region>
        <text:changed-region xml:id="ct55513840" text:id="ct55513840">
          <text:insertion>
            <office:change-info>
              <dc:creator>Autor desconocido</dc:creator>
              <dc:date>2014-09-18T14:12:00</dc:date>
            </office:change-info>
          </text:insertion>
        </text:changed-region>
        <text:changed-region xml:id="ct56892832" text:id="ct56892832">
          <text:insertion>
            <office:change-info>
              <dc:creator>Autor desconocido</dc:creator>
              <dc:date>2014-09-18T14:12:00</dc:date>
            </office:change-info>
          </text:insertion>
        </text:changed-region>
        <text:changed-region xml:id="ct56658608" text:id="ct56658608">
          <text:insertion>
            <office:change-info>
              <dc:creator>Autor desconocido</dc:creator>
              <dc:date>2014-09-23T19:45:00</dc:date>
            </office:change-info>
          </text:insertion>
        </text:changed-region>
        <text:changed-region xml:id="ct51146928" text:id="ct51146928">
          <text:insertion>
            <office:change-info>
              <dc:creator>Autor desconocido</dc:creator>
              <dc:date>2014-09-23T19:56:00</dc:date>
            </office:change-info>
          </text:insertion>
        </text:changed-region>
        <text:changed-region xml:id="ct47704336" text:id="ct47704336">
          <text:insertion>
            <office:change-info>
              <dc:creator>Autor desconocido</dc:creator>
              <dc:date>2014-09-23T19:57:00</dc:date>
            </office:change-info>
          </text:insertion>
        </text:changed-region>
        <text:changed-region xml:id="ct55450288" text:id="ct55450288">
          <text:insertion>
            <office:change-info>
              <dc:creator>Autor desconocido</dc:creator>
              <dc:date>2014-09-23T20:01:00</dc:date>
            </office:change-info>
          </text:insertion>
        </text:changed-region>
        <text:changed-region xml:id="ct55450480" text:id="ct55450480">
          <text:insertion>
            <office:change-info>
              <dc:creator>Autor desconocido</dc:creator>
              <dc:date>2014-09-23T19:58:00</dc:date>
            </office:change-info>
          </text:insertion>
        </text:changed-region>
        <text:changed-region xml:id="ct56123360" text:id="ct56123360">
          <text:insertion>
            <office:change-info>
              <dc:creator>Autor desconocido</dc:creator>
              <dc:date>2014-09-23T19:59:00</dc:date>
            </office:change-info>
          </text:insertion>
        </text:changed-region>
        <text:changed-region xml:id="ct56123552" text:id="ct56123552">
          <text:insertion>
            <office:change-info>
              <dc:creator>Autor desconocido</dc:creator>
              <dc:date>2014-09-23T20:00:00</dc:date>
            </office:change-info>
          </text:insertion>
        </text:changed-region>
        <text:changed-region xml:id="ct52422528" text:id="ct52422528">
          <text:insertion>
            <office:change-info>
              <dc:creator>Autor desconocido</dc:creator>
              <dc:date>2014-09-23T20:01:00</dc:date>
            </office:change-info>
          </text:insertion>
        </text:changed-region>
        <text:changed-region xml:id="ct63222624" text:id="ct63222624">
          <text:insertion>
            <office:change-info>
              <dc:creator>Autor desconocido</dc:creator>
              <dc:date>2014-09-23T20:03:00</dc:date>
            </office:change-info>
          </text:insertion>
        </text:changed-region>
        <text:changed-region xml:id="ct63222160" text:id="ct63222160">
          <text:insertion>
            <office:change-info>
              <dc:creator>Autor desconocido</dc:creator>
              <dc:date>2014-09-23T20:04:00</dc:date>
            </office:change-info>
          </text:insertion>
        </text:changed-region>
        <text:changed-region xml:id="ct63222352" text:id="ct63222352">
          <text:format-change>
            <office:change-info>
              <dc:creator>Autor desconocido</dc:creator>
              <dc:date>2014-09-23T19:56:00</dc:date>
            </office:change-info>
          </text:format-change>
        </text:changed-region>
        <text:changed-region xml:id="ct57182896" text:id="ct57182896">
          <text:insertion>
            <office:change-info>
              <dc:creator>Autor desconocido</dc:creator>
              <dc:date>2014-09-16T12:26:00</dc:date>
            </office:change-info>
          </text:insertion>
        </text:changed-region>
        <text:changed-region xml:id="ct55449376" text:id="ct55449376">
          <text:insertion>
            <office:change-info>
              <dc:creator>Autor desconocido</dc:creator>
              <dc:date>2014-09-16T12:27:00</dc:date>
            </office:change-info>
          </text:insertion>
        </text:changed-region>
        <text:changed-region xml:id="ct55506080" text:id="ct55506080">
          <text:deletion>
            <office:change-info>
              <dc:creator>Autor desconocido</dc:creator>
              <dc:date>2014-09-19T11:39:00</dc:date>
            </office:change-info>
            <text:p text:style-name="P8">–---Mostrar análisis de circulac donde se escriben coefg.tmp y cindg.tmp. Análisis de los “bucles” do que generan los archivos que nos decantan por arrays de “real*8” con npan posiciones.</text:p>
          </text:deletion>
        </text:changed-region>
        <text:changed-region xml:id="ct47828240" text:id="ct47828240">
          <text:insertion>
            <office:change-info>
              <dc:creator>Unknown Author</dc:creator>
              <dc:date>2014-07-14T21:18:00</dc:date>
            </office:change-info>
          </text:insertion>
        </text:changed-region>
        <text:changed-region xml:id="ct47828432" text:id="ct47828432">
          <text:insertion>
            <office:change-info>
              <dc:creator>Unknown Author</dc:creator>
              <dc:date>2014-07-14T21:19:00</dc:date>
            </office:change-info>
          </text:insertion>
        </text:changed-region>
        <text:changed-region xml:id="ct47828896" text:id="ct47828896">
          <text:insertion>
            <office:change-info>
              <dc:creator>Unknown Author</dc:creator>
              <dc:date>2014-07-14T21:20:00</dc:date>
            </office:change-info>
          </text:insertion>
        </text:changed-region>
        <text:changed-region xml:id="ct47829088" text:id="ct47829088">
          <text:insertion>
            <office:change-info>
              <dc:creator>Unknown Author</dc:creator>
              <dc:date>2014-07-14T21:21:00</dc:date>
            </office:change-info>
          </text:insertion>
        </text:changed-region>
        <text:changed-region xml:id="ct55506352" text:id="ct55506352">
          <text:insertion>
            <office:change-info>
              <dc:creator>Unknown Author</dc:creator>
              <dc:date>2014-07-14T21:22:00</dc:date>
            </office:change-info>
          </text:insertion>
        </text:changed-region>
        <text:changed-region xml:id="ct55506544" text:id="ct55506544">
          <text:insertion>
            <office:change-info>
              <dc:creator>Unknown Author</dc:creator>
              <dc:date>2014-07-14T21:23:00</dc:date>
            </office:change-info>
          </text:insertion>
        </text:changed-region>
        <text:changed-region xml:id="ct55648624" text:id="ct55648624">
          <text:insertion>
            <office:change-info>
              <dc:creator>Unknown Author</dc:creator>
              <dc:date>2014-07-14T21:24:00</dc:date>
            </office:change-info>
          </text:insertion>
        </text:changed-region>
        <text:changed-region xml:id="ct55648816" text:id="ct55648816">
          <text:insertion>
            <office:change-info>
              <dc:creator>Unknown Author</dc:creator>
              <dc:date>2014-07-14T21:25:00</dc:date>
            </office:change-info>
          </text:insertion>
        </text:changed-region>
        <text:changed-region xml:id="ct51249088" text:id="ct51249088">
          <text:insertion>
            <office:change-info>
              <dc:creator>Autor desconocido</dc:creator>
              <dc:date>2014-09-19T11:18:00</dc:date>
            </office:change-info>
          </text:insertion>
        </text:changed-region>
        <text:changed-region xml:id="ct55585984" text:id="ct55585984">
          <text:insertion>
            <office:change-info>
              <dc:creator>Autor desconocido</dc:creator>
              <dc:date>2014-09-19T11:19:00</dc:date>
            </office:change-info>
          </text:insertion>
        </text:changed-region>
        <text:changed-region xml:id="ct55586176" text:id="ct55586176">
          <text:insertion>
            <office:change-info>
              <dc:creator>Autor desconocido</dc:creator>
              <dc:date>2014-09-19T11:18:00</dc:date>
            </office:change-info>
          </text:insertion>
        </text:changed-region>
        <text:changed-region xml:id="ct55649152" text:id="ct55649152">
          <text:insertion>
            <office:change-info>
              <dc:creator>Autor desconocido</dc:creator>
              <dc:date>2014-09-19T11:19:00</dc:date>
            </office:change-info>
          </text:insertion>
        </text:changed-region>
        <text:changed-region xml:id="ct54048848" text:id="ct54048848">
          <text:insertion>
            <office:change-info>
              <dc:creator>Unknown Author</dc:creator>
              <dc:date>2014-07-14T21:26:00</dc:date>
            </office:change-info>
          </text:insertion>
        </text:changed-region>
        <text:changed-region xml:id="ct55586368" text:id="ct55586368">
          <text:insertion>
            <office:change-info>
              <dc:creator>Unknown Author</dc:creator>
              <dc:date>2014-07-14T21:27:00</dc:date>
            </office:change-info>
          </text:insertion>
        </text:changed-region>
        <text:changed-region xml:id="ct55649792" text:id="ct55649792">
          <text:insertion>
            <office:change-info>
              <dc:creator>Unknown Author</dc:creator>
              <dc:date>2014-07-14T21:28:00</dc:date>
            </office:change-info>
          </text:insertion>
        </text:changed-region>
        <text:changed-region xml:id="ct57808592" text:id="ct57808592">
          <text:insertion>
            <office:change-info>
              <dc:creator>Unknown Author</dc:creator>
              <dc:date>2014-07-14T21:28:00</dc:date>
            </office:change-info>
          </text:insertion>
        </text:changed-region>
        <text:changed-region xml:id="ct55649344" text:id="ct55649344">
          <text:insertion>
            <office:change-info>
              <dc:creator>Unknown Author</dc:creator>
              <dc:date>2014-07-14T21:28:00</dc:date>
            </office:change-info>
          </text:insertion>
        </text:changed-region>
        <text:changed-region xml:id="ct56721440" text:id="ct56721440">
          <text:insertion>
            <office:change-info>
              <dc:creator>Unknown Author</dc:creator>
              <dc:date>2014-07-14T21:32:00</dc:date>
            </office:change-info>
          </text:insertion>
        </text:changed-region>
        <text:changed-region xml:id="ct54075712" text:id="ct54075712">
          <text:insertion>
            <office:change-info>
              <dc:creator>Unknown Author</dc:creator>
              <dc:date>2014-07-14T21:43:00</dc:date>
            </office:change-info>
          </text:insertion>
        </text:changed-region>
        <text:changed-region xml:id="ct54075088" text:id="ct54075088">
          <text:insertion>
            <office:change-info>
              <dc:creator>Unknown Author</dc:creator>
              <dc:date>2014-07-14T21:43:00</dc:date>
            </office:change-info>
          </text:insertion>
        </text:changed-region>
        <text:changed-region xml:id="ct57809072" text:id="ct57809072">
          <text:insertion>
            <office:change-info>
              <dc:creator>Unknown Author</dc:creator>
              <dc:date>2014-07-14T21:33:00</dc:date>
            </office:change-info>
          </text:insertion>
        </text:changed-region>
        <text:changed-region xml:id="ct55730544" text:id="ct55730544">
          <text:insertion>
            <office:change-info>
              <dc:creator>Unknown Author</dc:creator>
              <dc:date>2014-07-14T21:33:00</dc:date>
            </office:change-info>
          </text:insertion>
        </text:changed-region>
        <text:changed-region xml:id="ct28368336" text:id="ct28368336">
          <text:insertion>
            <office:change-info>
              <dc:creator>Autor desconocido</dc:creator>
              <dc:date>2014-09-15T21:22:00</dc:date>
            </office:change-info>
          </text:insertion>
        </text:changed-region>
        <text:changed-region xml:id="ct57808880" text:id="ct57808880">
          <text:insertion>
            <office:change-info>
              <dc:creator>Unknown Author</dc:creator>
              <dc:date>2014-07-14T21:33:00</dc:date>
            </office:change-info>
          </text:insertion>
        </text:changed-region>
        <text:changed-region xml:id="ct55585264" text:id="ct55585264">
          <text:insertion>
            <office:change-info>
              <dc:creator>Unknown Author</dc:creator>
              <dc:date>2014-07-14T21:43:00</dc:date>
            </office:change-info>
          </text:insertion>
        </text:changed-region>
        <text:changed-region xml:id="ct48552432" text:id="ct48552432">
          <text:insertion>
            <office:change-info>
              <dc:creator>Unknown Author</dc:creator>
              <dc:date>2014-07-14T21:44:00</dc:date>
            </office:change-info>
          </text:insertion>
        </text:changed-region>
        <text:changed-region xml:id="ct51123760" text:id="ct51123760">
          <text:insertion>
            <office:change-info>
              <dc:creator>Unknown Author</dc:creator>
              <dc:date>2014-07-14T21:45:00</dc:date>
            </office:change-info>
          </text:insertion>
        </text:changed-region>
        <text:changed-region xml:id="ct50796544" text:id="ct50796544">
          <text:insertion>
            <office:change-info>
              <dc:creator>Unknown Author</dc:creator>
              <dc:date>2014-07-14T21:46:00</dc:date>
            </office:change-info>
          </text:insertion>
        </text:changed-region>
        <text:changed-region xml:id="ct28367504" text:id="ct28367504">
          <text:insertion>
            <office:change-info>
              <dc:creator>Autor desconocido</dc:creator>
              <dc:date>2014-09-15T21:30:00</dc:date>
            </office:change-info>
          </text:insertion>
        </text:changed-region>
        <text:changed-region xml:id="ct54049680" text:id="ct54049680">
          <text:insertion>
            <office:change-info>
              <dc:creator>Unknown Author</dc:creator>
              <dc:date>2014-07-14T21:46:00</dc:date>
            </office:change-info>
          </text:insertion>
        </text:changed-region>
        <text:changed-region xml:id="ct51250960" text:id="ct51250960">
          <text:insertion>
            <office:change-info>
              <dc:creator>Unknown Author</dc:creator>
              <dc:date>2014-07-14T21:48:00</dc:date>
            </office:change-info>
          </text:insertion>
        </text:changed-region>
        <text:changed-region xml:id="ct55730096" text:id="ct55730096">
          <text:insertion>
            <office:change-info>
              <dc:creator>Unknown Author</dc:creator>
              <dc:date>2014-07-14T21:49:00</dc:date>
            </office:change-info>
          </text:insertion>
        </text:changed-region>
        <text:changed-region xml:id="ct54075360" text:id="ct54075360">
          <text:insertion>
            <office:change-info>
              <dc:creator>Unknown Author</dc:creator>
              <dc:date>2014-07-14T21:51:00</dc:date>
            </office:change-info>
          </text:insertion>
        </text:changed-region>
        <text:changed-region xml:id="ct51525520" text:id="ct51525520">
          <text:insertion>
            <office:change-info>
              <dc:creator>Unknown Author</dc:creator>
              <dc:date>2014-07-14T21:52:00</dc:date>
            </office:change-info>
          </text:insertion>
        </text:changed-region>
        <text:changed-region xml:id="ct58167392" text:id="ct58167392">
          <text:insertion>
            <office:change-info>
              <dc:creator>Autor desconocido</dc:creator>
              <dc:date>2014-09-15T21:26:00</dc:date>
            </office:change-info>
          </text:insertion>
        </text:changed-region>
        <text:changed-region xml:id="ct58167584" text:id="ct58167584">
          <text:insertion>
            <office:change-info>
              <dc:creator>Unknown Author</dc:creator>
              <dc:date>2014-07-14T21:52:00</dc:date>
            </office:change-info>
          </text:insertion>
        </text:changed-region>
        <text:changed-region xml:id="ct56986544" text:id="ct56986544">
          <text:insertion>
            <office:change-info>
              <dc:creator>Autor desconocido</dc:creator>
              <dc:date>2014-09-15T21:26:00</dc:date>
            </office:change-info>
          </text:insertion>
        </text:changed-region>
        <text:changed-region xml:id="ct56986736" text:id="ct56986736">
          <text:insertion>
            <office:change-info>
              <dc:creator>Autor desconocido</dc:creator>
              <dc:date>2014-09-15T21:27:00</dc:date>
            </office:change-info>
          </text:insertion>
        </text:changed-region>
        <text:changed-region xml:id="ct54074688" text:id="ct54074688">
          <text:insertion>
            <office:change-info>
              <dc:creator>Unknown Author</dc:creator>
              <dc:date>2014-07-14T21:52:00</dc:date>
            </office:change-info>
          </text:insertion>
        </text:changed-region>
        <text:changed-region xml:id="ct51123232" text:id="ct51123232">
          <text:insertion>
            <office:change-info>
              <dc:creator>Autor desconocido</dc:creator>
              <dc:date>2014-09-15T21:27:00</dc:date>
            </office:change-info>
          </text:insertion>
        </text:changed-region>
        <text:changed-region xml:id="ct51123424" text:id="ct51123424">
          <text:insertion>
            <office:change-info>
              <dc:creator>Unknown Author</dc:creator>
              <dc:date>2014-07-14T21:52:00</dc:date>
            </office:change-info>
          </text:insertion>
        </text:changed-region>
        <text:changed-region xml:id="ct55730736" text:id="ct55730736">
          <text:insertion>
            <office:change-info>
              <dc:creator>Autor desconocido</dc:creator>
              <dc:date>2014-09-15T21:27:00</dc:date>
            </office:change-info>
          </text:insertion>
        </text:changed-region>
        <text:changed-region xml:id="ct48552784" text:id="ct48552784">
          <text:insertion>
            <office:change-info>
              <dc:creator>Unknown Author</dc:creator>
              <dc:date>2014-07-14T21:52:00</dc:date>
            </office:change-info>
          </text:insertion>
        </text:changed-region>
        <text:changed-region xml:id="ct28367696" text:id="ct28367696">
          <text:insertion>
            <office:change-info>
              <dc:creator>Autor desconocido</dc:creator>
              <dc:date>2014-09-15T21:27:00</dc:date>
            </office:change-info>
          </text:insertion>
        </text:changed-region>
        <text:changed-region xml:id="ct50797296" text:id="ct50797296">
          <text:insertion>
            <office:change-info>
              <dc:creator>Autor desconocido</dc:creator>
              <dc:date>2014-09-15T21:28:00</dc:date>
            </office:change-info>
          </text:insertion>
        </text:changed-region>
        <text:changed-region xml:id="ct28367888" text:id="ct28367888">
          <text:insertion>
            <office:change-info>
              <dc:creator>Unknown Author</dc:creator>
              <dc:date>2014-07-14T21:53:00</dc:date>
            </office:change-info>
          </text:insertion>
        </text:changed-region>
        <text:changed-region xml:id="ct57809472" text:id="ct57809472">
          <text:insertion>
            <office:change-info>
              <dc:creator>Autor desconocido</dc:creator>
              <dc:date>2014-09-15T21:28:00</dc:date>
            </office:change-info>
          </text:insertion>
        </text:changed-region>
        <text:changed-region xml:id="ct57809664" text:id="ct57809664">
          <text:insertion>
            <office:change-info>
              <dc:creator>Unknown Author</dc:creator>
              <dc:date>2014-07-14T21:53:00</dc:date>
            </office:change-info>
          </text:insertion>
        </text:changed-region>
        <text:changed-region xml:id="ct46425840" text:id="ct46425840">
          <text:insertion>
            <office:change-info>
              <dc:creator>Autor desconocido</dc:creator>
              <dc:date>2014-09-15T21:28:00</dc:date>
            </office:change-info>
          </text:insertion>
        </text:changed-region>
        <text:changed-region xml:id="ct46426032" text:id="ct46426032">
          <text:insertion>
            <office:change-info>
              <dc:creator>Unknown Author</dc:creator>
              <dc:date>2014-07-14T21:53:00</dc:date>
            </office:change-info>
          </text:insertion>
        </text:changed-region>
        <text:changed-region xml:id="ct57809264" text:id="ct57809264">
          <text:insertion>
            <office:change-info>
              <dc:creator>Autor desconocido</dc:creator>
              <dc:date>2014-09-15T21:31:00</dc:date>
            </office:change-info>
          </text:insertion>
        </text:changed-region>
        <text:changed-region xml:id="ct56761664" text:id="ct56761664">
          <text:insertion>
            <office:change-info>
              <dc:creator>Autor desconocido</dc:creator>
              <dc:date>2014-09-15T21:32:00</dc:date>
            </office:change-info>
          </text:insertion>
        </text:changed-region>
        <text:changed-region xml:id="ct57093472" text:id="ct57093472">
          <text:insertion>
            <office:change-info>
              <dc:creator>Autor desconocido</dc:creator>
              <dc:date>2014-09-15T21:33:00</dc:date>
            </office:change-info>
          </text:insertion>
        </text:changed-region>
        <text:changed-region xml:id="ct28367264" text:id="ct28367264">
          <text:insertion>
            <office:change-info>
              <dc:creator>Autor desconocido</dc:creator>
              <dc:date>2014-09-15T21:36:00</dc:date>
            </office:change-info>
          </text:insertion>
        </text:changed-region>
        <text:changed-region xml:id="ct51525712" text:id="ct51525712">
          <text:insertion>
            <office:change-info>
              <dc:creator>Autor desconocido</dc:creator>
              <dc:date>2014-09-15T21:37:00</dc:date>
            </office:change-info>
          </text:insertion>
        </text:changed-region>
        <text:changed-region xml:id="ct56762128" text:id="ct56762128">
          <text:insertion>
            <office:change-info>
              <dc:creator>Autor desconocido</dc:creator>
              <dc:date>2014-09-15T21:38:00</dc:date>
            </office:change-info>
          </text:insertion>
        </text:changed-region>
        <text:changed-region xml:id="ct54073088" text:id="ct54073088">
          <text:insertion>
            <office:change-info>
              <dc:creator>Autor desconocido</dc:creator>
              <dc:date>2014-09-15T21:40:00</dc:date>
            </office:change-info>
          </text:insertion>
        </text:changed-region>
        <text:changed-region xml:id="ct62211184" text:id="ct62211184">
          <text:insertion>
            <office:change-info>
              <dc:creator>Autor desconocido</dc:creator>
              <dc:date>2014-10-17T11:04:00</dc:date>
            </office:change-info>
          </text:insertion>
        </text:changed-region>
        <text:changed-region xml:id="ct62638912" text:id="ct62638912">
          <text:insertion>
            <office:change-info>
              <dc:creator>Autor desconocido</dc:creator>
              <dc:date>2014-09-15T21:40:00</dc:date>
            </office:change-info>
          </text:insertion>
        </text:changed-region>
        <text:changed-region xml:id="ct55615968" text:id="ct55615968">
          <text:insertion>
            <office:change-info>
              <dc:creator>Autor desconocido</dc:creator>
              <dc:date>2014-10-17T11:05:00</dc:date>
            </office:change-info>
          </text:insertion>
        </text:changed-region>
        <text:changed-region xml:id="ct51967664" text:id="ct51967664">
          <text:insertion>
            <office:change-info>
              <dc:creator>Autor desconocido</dc:creator>
              <dc:date>2014-09-15T21:40:00</dc:date>
            </office:change-info>
          </text:insertion>
        </text:changed-region>
        <text:changed-region xml:id="ct54072640" text:id="ct54072640">
          <text:insertion>
            <office:change-info>
              <dc:creator>Autor desconocido</dc:creator>
              <dc:date>2014-09-23T19:31:00</dc:date>
            </office:change-info>
          </text:insertion>
        </text:changed-region>
        <text:changed-region xml:id="ct48655536" text:id="ct48655536">
          <text:insertion>
            <office:change-info>
              <dc:creator>Autor desconocido</dc:creator>
              <dc:date>2014-09-23T19:33:00</dc:date>
            </office:change-info>
          </text:insertion>
        </text:changed-region>
        <text:changed-region xml:id="ct48655264" text:id="ct48655264">
          <text:insertion>
            <office:change-info>
              <dc:creator>Autor desconocido</dc:creator>
              <dc:date>2014-09-23T19:34:00</dc:date>
            </office:change-info>
          </text:insertion>
        </text:changed-region>
        <text:changed-region xml:id="ct51966480" text:id="ct51966480">
          <text:insertion>
            <office:change-info>
              <dc:creator>Autor desconocido</dc:creator>
              <dc:date>2014-09-23T20:04:00</dc:date>
            </office:change-info>
          </text:insertion>
        </text:changed-region>
        <text:changed-region xml:id="ct46656912" text:id="ct46656912">
          <text:insertion>
            <office:change-info>
              <dc:creator>Autor desconocido</dc:creator>
              <dc:date>2014-09-23T20:22:00</dc:date>
            </office:change-info>
          </text:insertion>
        </text:changed-region>
        <text:changed-region xml:id="ct55615280" text:id="ct55615280">
          <text:insertion>
            <office:change-info>
              <dc:creator>Autor desconocido</dc:creator>
              <dc:date>2014-09-23T20:23:00</dc:date>
            </office:change-info>
          </text:insertion>
        </text:changed-region>
        <text:changed-region xml:id="ct51078384" text:id="ct51078384">
          <text:insertion>
            <office:change-info>
              <dc:creator>Autor desconocido</dc:creator>
              <dc:date>2014-09-23T20:24:00</dc:date>
            </office:change-info>
          </text:insertion>
        </text:changed-region>
        <text:changed-region xml:id="ct51078112" text:id="ct51078112">
          <text:insertion>
            <office:change-info>
              <dc:creator>Autor desconocido</dc:creator>
              <dc:date>2014-09-23T20:25:00</dc:date>
            </office:change-info>
          </text:insertion>
        </text:changed-region>
        <text:changed-region xml:id="ct51078576" text:id="ct51078576">
          <text:insertion>
            <office:change-info>
              <dc:creator>Autor desconocido</dc:creator>
              <dc:date>2014-10-17T11:18:00</dc:date>
            </office:change-info>
          </text:insertion>
        </text:changed-region>
        <text:changed-region xml:id="ct34042880" text:id="ct34042880">
          <text:insertion>
            <office:change-info>
              <dc:creator>Autor desconocido</dc:creator>
              <dc:date>2014-10-17T11:18:00</dc:date>
            </office:change-info>
          </text:insertion>
        </text:changed-region>
        <text:changed-region xml:id="ct55534624" text:id="ct55534624">
          <text:insertion>
            <office:change-info>
              <dc:creator>Autor desconocido</dc:creator>
              <dc:date>2014-10-20T13:32:00</dc:date>
            </office:change-info>
          </text:insertion>
        </text:changed-region>
        <text:changed-region xml:id="ct46368560" text:id="ct46368560">
          <text:insertion>
            <office:change-info>
              <dc:creator>Autor desconocido</dc:creator>
              <dc:date>2014-10-17T11:18:00</dc:date>
            </office:change-info>
          </text:insertion>
        </text:changed-region>
        <text:changed-region xml:id="ct56095216" text:id="ct56095216">
          <text:insertion>
            <office:change-info>
              <dc:creator>Autor desconocido</dc:creator>
              <dc:date>2014-10-17T11:18:00</dc:date>
            </office:change-info>
          </text:insertion>
        </text:changed-region>
        <text:changed-region xml:id="ct64563728" text:id="ct64563728">
          <text:insertion>
            <office:change-info>
              <dc:creator>Autor desconocido</dc:creator>
              <dc:date>2014-10-20T14:39:00</dc:date>
            </office:change-info>
          </text:insertion>
        </text:changed-region>
        <text:changed-region xml:id="ct60562032" text:id="ct60562032">
          <text:insertion>
            <office:change-info>
              <dc:creator>Autor desconocido</dc:creator>
              <dc:date>2014-10-20T14:40:00</dc:date>
            </office:change-info>
          </text:insertion>
        </text:changed-region>
        <text:changed-region xml:id="ct76282896" text:id="ct76282896">
          <text:insertion>
            <office:change-info>
              <dc:creator>Autor desconocido</dc:creator>
              <dc:date>2014-10-20T14:44:00</dc:date>
            </office:change-info>
          </text:insertion>
        </text:changed-region>
        <text:changed-region xml:id="ct60077936" text:id="ct60077936">
          <text:insertion>
            <office:change-info>
              <dc:creator>Autor desconocido</dc:creator>
              <dc:date>2014-10-20T14:45:00</dc:date>
            </office:change-info>
          </text:insertion>
        </text:changed-region>
        <text:changed-region xml:id="ct76447392" text:id="ct76447392">
          <text:insertion>
            <office:change-info>
              <dc:creator>Autor desconocido</dc:creator>
              <dc:date>2014-10-20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PITULO 3</text:h>
      <text:p text:style-name="P15"/>
      <text:p text:style-name="P15"><text:span text:style-name="T3">O</text:span>ptimización e implementación de multiprocesamiento <text:span text:style-name="T3">con OpenMP</text:span> <text:span text:style-name="T3">en Fortran </text:span>para una aplicación legacy de Dinámica de Fluidos.</text:p>
      <text:p text:style-name="P15"/>
      <text:h text:style-name="Heading_20_2" text:outline-level="2">3.1 Introducción</text:h>
      <text:p text:style-name="P16"/>
      <text:p text:style-name="P17">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20">La elección del lenguaje Fortran es debido a que el usuario de la aplicación utilizada es también su creador, de manera que para hacer lo mas transparente posible el cambio se decide no alterar este aspecto del programa.</text:p>
      <text:p text:style-name="P18">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start text:change-id="ct51301280"/></text:p>
      <text:p text:style-name="P1"><text:change-end text:change-id="ct51301280"/><text:change text:change-id="ct28351648"/><text:change-start text:change-id="ct52152800"/><text:s/><text:span text:style-name="T37">Ya agregado como sección en capitulo 2.</text:span><text:change-end text:change-id="ct52152800"/></text:p>
      <text:p text:style-name="P2">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2">También realizaremos un análisis del perfil de ejecución de la aplicación con <text:change text:change-id="ct56707520"/><text:change-start text:change-id="ct52152992"/><text:span text:style-name="T25">una herramienta de perfilado (PARTICULARIZAR LO MAS TARDE POSIBLE) </text:span><text:change-end text:change-id="ct52152992"/>con la cual <text:change text:change-id="ct51603536"/><text:change-start text:change-id="ct51603024"/><text:span text:style-name="T25">identificaremos </text:span><text:change-end text:change-id="ct51603024"/>qu<text:span text:style-name="T25">é</text:span> rutinas son las que m<text:span text:style-name="T25">á</text:span>s tiempo consumen y cu<text:span text:style-name="T25">á</text:span>les son las m<text:span text:style-name="T25">á</text:span>s indicadas para aplicar la paralelización.</text:p>
      <text:p text:style-name="P2">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4"><text:change text:change-id="ct47705088"/></text:p>
      <text:p text:style-name="P16"/>
      <text:h text:style-name="Heading_20_2" text:outline-level="2">3.<text:span text:style-name="T4">2</text:span> Análisis de la aplicación.</text:h>
      <text:p text:style-name="P16"/>
      <text:p text:style-name="P19">-Vista inicial</text:p>
      <text:p text:style-name="P5">Lo primero que <text:span text:style-name="T1">haremos es analizar la aplicación para poder proceder con la optimización de la misma y su paralelización. Como </text:span><text:change-start text:change-id="ct51603984"/><text:span text:style-name="T1">se </text:span><text:change-end text:change-id="ct51603984"/><text:span text:style-name="T1">explicó </text:span><text:change text:change-id="ct56792960"/><text:change-start text:change-id="ct28350944"/><text:span text:style-name="T1"><text:s/>en la sección 2.5</text:span><text:change-end text:change-id="ct28350944"/><text:span text:style-name="T1">, debemos identificar la plataforma en que corre la aplicación (o correrá), determinando versión de SO y arquitectura. La aplicación recibida fue ampliamente utilizada en arquitectura x86 de 32 bits, bajo SO GNU/Linux, específicamente CentOS. Obtuvimos resultados base de comparación de ejecuciones de la </text:span><text:soft-page-break/><text:span text:style-name="T1">aplicación bajo este entorno para tener como referencia, y fue indicado por quien es autor de la aplicación que la misma es totalmente determinística, con lo cual la aplicación con los datos de entrada provistos</text:span><text:change-start text:change-id="ct51312816"/><text:span text:style-name="T1">,</text:span><text:change-end text:change-id="ct51312816"/><text:span text:style-name="T1"> debía dar los mismos resultados ejecución tras ejecución.</text:span></text:p>
      <text:p text:style-name="P27">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text:span text:style-name="T31">análisis</text:span> propiamente dicho de la aplicación. </text:p>
      <text:p text:style-name="P21">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22">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6">Estos valores también definen unas variables globales comunes de la aplicación llamadas “maxir” y “maxio” que se setean a nr+1 y no+1 respectivamente. Los valores están codificados directamente en la aplicación y no se utiliza ningún tipo de constante <text:change text:change-id="ct51313008"/><text:change-start text:change-id="ct51311904"/><text:span text:style-name="T37">que los defina</text:span><text:change-end text:change-id="ct51311904"/>, algo que sería mas adecuado para el tratamiento de dichos valores y para tener un código mas limpio; <text:span text:style-name="T37">esto</text:span> no se modifico y se mantuvo el tratamiento original de los valores para no alterar tanto el código al usuario final. </text:p>
      <text:p text:style-name="P7">La obtención de los valores de entrada para las simulaciones a partir de un archivo de texto tampoco se modificó por lo explicado en el párrafo anterior.</text:p>
      <text:p text:style-name="P21"/>
      <text:h text:style-name="Heading_20_3" text:outline-level="3"><text:span text:style-name="T10">3.2.1 </text:span>Análisis de <text:span text:style-name="T38">perfilado:</text:span> gprof</text:h>
      <text:p text:style-name="P7">Previo a comenzar la optimización lineal realizamos análisis de la aplicación con <text:change-start text:change-id="ct56793232"/><text:span text:style-name="T38">la herramienta de perfilado </text:span><text:change-end text:change-id="ct56793232"/>gprof<text:change-start text:change-id="ct56124512"/>,<text:change-end text:change-id="ct56124512"/> para poder comparar los principales puntos de consumo de tiempo previo a la optimización lineal y luego de la misma<text:change-start text:change-id="ct57061536"/>,<text:change-end text:change-id="ct57061536"/> y ver si <text:change text:change-id="ct47705296"/><text:s/>la tendencia de <text:change text:change-id="ct56123824"/><text:change-start text:change-id="ct55513840"/><text:span text:style-name="T39">a que </text:span><text:change-end text:change-id="ct55513840"/>rutina seleccionar para paralelización<text:change-start text:change-id="ct56892832"/> <text:span text:style-name="T39">se mantiene</text:span><text:change-end text:change-id="ct56892832"/> y además observar si se ve muy alterado el comportamiento de la aplicación con la optimización lineal.</text:p>
      <text:p text:style-name="P7">Los datos obtenidos por gprof en este estado se pueden observar en la figura 3.x</text:p>
      <text:p text:style-name="P7"/>
      <text:p text:style-name="P7"/>
      <text:p text:style-name="P89"><text:span text:style-name="T8">Agregar imagen 3.x</text:span><text:change-start text:change-id="ct56658608"/><text:span text:style-name="T8"> (Dropbox/Tesis/andres_scripts/tesis/oso_fortran/salida.gprof)</text:span><text:change-end text:change-id="ct56658608"/></text:p>
      <text:p text:style-name="P19"/>
      <text:p text:style-name="P23">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71"><text:change-start text:change-id="ct51146928"/>La <text:change-end text:change-id="ct51146928"/><text:change-start text:change-id="ct47704336"/>salida de la imagen 3.x fue obtenida de un equipo equipado con un procesador AMD con 4 <text:change-end text:change-id="ct47704336"/><text:change-start text:change-id="ct55450288"/>núcleos<text:change-end text:change-id="ct55450288"/><text:change-start text:change-id="ct55450480"/> <text:change-end text:change-id="ct55450480"/><text:change-start text:change-id="ct56123360"/>sobre un hardware estandar. <text:change-end text:change-id="ct56123360"/><text:change-start text:change-id="ct56123552"/>Si realizamos el mismo análisis sobre un procesador Intel dos generaciones mas moderno <text:change-end text:change-id="ct56123552"/><text:change-start text:change-id="ct52422528"/>con la misma cantidad de núcleos pero el doble de hilos de ejecución, obtenemos lo mostrado en la figura 3.x1:</text:p>
      <text:p text:style-name="P71"/>
      <text:p text:style-name="P90">Agregar imagen 3.x1 (tesis/oldone/omg2k14gprof)</text:p>
      <text:p text:style-name="P14"/>
      <text:p text:style-name="P72"><text:change-end text:change-id="ct52422528"/><text:change-start text:change-id="ct63222624"/><text:soft-page-break/>Podemos ver que, si bien los tiempos mejoraron notablemente, la tendencia del programa es aún que su rutína de mas peso sea “estela” seguida por “solgauss” casí en el mismo porcentaje, 7<text:change-end text:change-id="ct63222624"/><text:change-start text:change-id="ct63222160"/>4,26% y 16,84% respectivamente.<text:change-end text:change-id="ct63222160"/></text:p>
      <text:p text:style-name="P19"/>
      <text:p text:style-name="P70"><text:change-start text:change-id="ct63222352"/>-Selección estrategia de optimización<text:change-end text:change-id="ct63222352"/></text:p>
      <text:p text:style-name="P24">Según el siguiente gráfico de <text:span text:style-name="T1">Garg y Sharapov [ref Techniques for Optimizing Apps: HPC] </text:span></text:p>
      <text:p text:style-name="P24"/>
      <text:p text:style-name="P24"><text:tab/><text:tab/><text:tab/><text:tab/>imagen 3.x del pdf de estos muchachos <text:span text:style-name="T11">(figura 1-1, hoja 51 del pdf)</text:span></text:p>
      <text:p text:style-name="P24"/>
      <text:p text:style-name="P24">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25">En las siguientes secciones veremos como realizamos estas dos etapas del proceso para obtener nuestra aplicación de estudio optimizada paralelamente.</text:p>
      <text:p text:style-name="P16"/>
      <text:h text:style-name="Heading_20_2" text:outline-level="2">3.<text:span text:style-name="T4">3</text:span> Optimización lineal del código Fortran.</text:h>
      <text:p text:style-name="P26">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28"/>
      <text:h text:style-name="Heading_20_3" text:outline-level="3">3.3.1 Análisis del acceso a datos de la aplicación</text:h>
      <text:p text:style-name="P28">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28"/>
      <text:p text:style-name="P78">h4ndr3s@gondolin:~/pruebas/oldone$ ls</text:p>
      <text:p text:style-name="P78">alfa.txt <text:s text:c="3"/><text:tab/>cp2.txt <text:s text:c="5"/><text:tab/>integ1.txt <text:s text:c="8"/><text:tab/><text:tab/>vel02int.txt</text:p>
      <text:p text:style-name="P78">arco.txt <text:s text:c="3"/><text:tab/>cpei.plt <text:s text:c="4"/><text:tab/>integ2.txt <text:s text:c="8"/><text:tab/><text:tab/>vel02pvn.txt</text:p>
      <text:p text:style-name="P78">cindg.tmp <text:s text:c="2"/><text:tab/>cpei.txt <text:s text:c="4"/><text:tab/>invisidos2fin.for <text:s/><text:tab/>velcapae.txt</text:p>
      <text:p text:style-name="P78">circo.txt <text:s text:c="2"/><text:tab/>cr.txt <text:s text:c="6"/><text:tab/>invisidosExe* <text:s text:c="10"/><text:tab/>velcapai.txt</text:p>
      <text:p text:style-name="P78">cix1.tmp <text:s text:c="3"/><text:tab/>entvis2f.in <text:s/><text:tab/>invisidosExegprof <text:s text:c="4"/><text:tab/>velindad.plt</text:p>
      <text:p text:style-name="P78">cix2.tmp <text:s text:c="3"/><text:tab/>estel1.txt <text:s text:c="2"/><text:tab/>palas.plt <text:s text:c="9"/><text:tab/><text:tab/>velindad.txt</text:p>
      <text:p text:style-name="P78">ciy1.tmp <text:s text:c="3"/><text:tab/>estel2.txt <text:s text:c="2"/><text:tab/>palest.plt <text:s text:c="8"/><text:tab/><text:tab/>velpotad.txt</text:p>
      <text:p text:style-name="P78">ciy2.tmp <text:s text:c="3"/><text:tab/>estel3.txt <text:s text:c="2"/><text:tab/>panel.plt <text:s text:c="9"/><text:tab/><text:tab/>velresad.plt</text:p>
      <text:p text:style-name="P78">ciz1.tmp <text:s text:c="3"/><text:tab/>fuerza.plt <text:s text:c="2"/><text:tab/>panel.txt <text:s text:c="9"/><text:tab/><text:tab/>veltotal.txt</text:p>
      <text:p text:style-name="P78">ciz2.tmp <text:s text:c="3"/><text:tab/>fzas.txt <text:s text:c="4"/><text:tab/>pres.plt <text:s text:c="10"/><text:tab/><text:tab/>velxyz.txt</text:p>
      <text:p text:style-name="P78"><text:soft-page-break/>co.txt <text:s text:c="5"/><text:tab/>gama.txt <text:s text:c="4"/><text:tab/>salida2.out <text:s text:c="7"/><text:tab/><text:tab/>vix.txt</text:p>
      <text:p text:style-name="P78">coefg.tmp <text:s text:c="2"/><text:tab/>gdifo.out <text:s text:c="3"/><text:tab/>subr.out <text:s text:c="10"/><text:tab/><text:tab/>viy.txt</text:p>
      <text:p text:style-name="P78">coefp.txt <text:s text:c="2"/><text:tab/>gdifr.out <text:s text:c="3"/><text:tab/>vector.plt <text:s text:c="8"/><text:tab/><text:tab/>viz.txt</text:p>
      <text:p text:style-name="P78">coord.txt <text:s text:c="2"/><text:tab/>gmon.out <text:s text:c="4"/><text:tab/>vel01ext.txt <text:s text:c="6"/><text:tab/><text:tab/>vn.txt</text:p>
      <text:p text:style-name="P78">cp075c.txt <text:s/><text:tab/>go.out <text:s text:c="6"/><text:tab/>vel01int.txt</text:p>
      <text:p text:style-name="P78">cp1.txt <text:s text:c="4"/><text:tab/>gr.out <text:s text:c="6"/><text:tab/>vel02ext.txt</text:p>
      <text:p text:style-name="P28"/>
      <text:p text:style-name="P29">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30">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30"/>
      <text:p text:style-name="P30"><text:tab/><text:tab/><text:tab/>Agregar Tabla 3.y de archivos y subrutinas y sus operaciones</text:p>
      <text:p text:style-name="P30"/>
      <text:p text:style-name="P56">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change-start text:change-id="ct57182896"/></text:p>
      <text:p text:style-name="P56"/>
      <text:h text:style-name="Heading_20_3" text:outline-level="3">3.3.2 Optimización por adaptación de archivos externos a i<text:change-end text:change-id="ct57182896"/><text:change-start text:change-id="ct55449376"/>nternos</text:h>
      <text:p text:style-name="P57"><text:change-end text:change-id="ct55449376"/></text:p>
      <text:p text:style-name="P31">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32">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32"/>
      <text:p text:style-name="P33">Imagen 3.xxx mostraría:</text:p>
      <text:p text:style-name="P36"><text:s text:c="6"/>open(unit=15,file='subr.out')</text:p>
      <text:p text:style-name="P36"><text:s text:c="6"/>...</text:p>
      <text:p text:style-name="P35"><text:s text:c="6"/>write(15,1)</text:p>
      <text:p text:style-name="P35"><text:s text:c="6"/>write(6,1)</text:p>
      <text:p text:style-name="P33"/>
      <text:p text:style-name="P34">Imagen 3.xx<text:span text:style-name="T18">y</text:span> mostraría:</text:p>
      <text:p text:style-name="P36"><text:s text:c="6"/>character subrout(500)*60</text:p>
      <text:p text:style-name="P36"><text:s text:c="6"/>...</text:p>
      <text:p text:style-name="P35"><text:s text:c="6"/>write(subrout(nsubr),1)</text:p>
      <text:p text:style-name="P35"><text:soft-page-break/><text:s text:c="6"/>nsubr=nsubr+1</text:p>
      <text:p text:style-name="P35">! <text:s text:c="5"/>write(15,1)</text:p>
      <text:p text:style-name="P35"><text:s text:c="6"/>write(6,1)</text:p>
      <text:p text:style-name="P32"/>
      <text:p text:style-name="P37">Como se ve reemplazamos el archivo “subr.out” representado por el identificador de unidad 15 por el Internal File denominado subrout.</text:p>
      <text:p text:style-name="P36">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8">En la <text:span text:style-name="T20">tabla </text:span>3.yy vemos como quedan las equivalencias de los External Files y su correspondiente cambio a Internal File.</text:p>
      <text:p text:style-name="P38"/>
      <text:p text:style-name="P36"><text:tab/><text:tab/><text:span text:style-name="T20">Tabla 3.yy con tabla de External a Internal file</text:span></text:p>
      <text:p text:style-name="P37"/>
      <text:p text:style-name="P39">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40">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41">Antes de realizar el cambio directamente, debemos analizar que estructura será la mas adecuada para llevar los resultados, ya que los archivos TMP son binarios y sin formato, llevando valores calculados de una subrutina a otra.</text:p>
      <text:p text:style-name="P8"><text:change text:change-id="ct55506080"/></text:p>
      <text:p text:style-name="P42">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start text:change-id="ct47828240"/></text:p>
      <text:p text:style-name="P45">La subrutina circulac<text:change-end text:change-id="ct47828240"/><text:change-start text:change-id="ct47828432"/>, como indica en sus comentarios realiza el “calculo de la circulación asociada a la estela y a cada anillo vorticoso”.<text:change-end text:change-id="ct47828432"/><text:change-start text:change-id="ct47828896"/> Está dividida en tres partes, siendo la primer parte la que realiza la escritura de los archivos coefg.tmp y cindg.tmp, y donde para estos cálculos lee los archivos tmp <text:change-end text:change-id="ct47828896"/><text:change-start text:change-id="ct47829088"/>cix2.tmp, ciy2.tmp y ciz2.tmp, de los cuales nos encargaremos mas adelante. La segunda parte <text:change-end text:change-id="ct47829088"/><text:change-start text:change-id="ct55506352"/>realiza la resolución de un sistema de npa*npa ecuaciones algebraicas<text:change-end text:change-id="ct55506352"/><text:change-start text:change-id="ct55506544"/> y lo hace llamando a la subrutina solgauss que veremos a continuación.<text:change-end text:change-id="ct55506544"/><text:change-start text:change-id="ct55648624"/> En la tercer parte con los resultados obtenidos se calculan otros valores que se escriben en otros archivo<text:change-end text:change-id="ct55648624"/><text:change-start text:change-id="ct55648816"/>s de resultados.<text:change-end text:change-id="ct55648816"/></text:p>
      <text:p text:style-name="P42">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42"/>
      <text:p text:style-name="P92"><text:soft-page-break/><text:s text:c="6"/>do 1 npa=1,npan</text:p>
      <text:p text:style-name="P92"><text:s text:c="6"/>do 2 nv =1,npan <text:s/></text:p>
      <text:p text:style-name="P92"><text:s text:c="6"/>[...]</text:p>
      <text:p text:style-name="P92"><text:s text:c="6"/>coefg= sumbcx*vnx(npa)+sumbcy*vny(npa)+sumbcz*vnz(npa) </text:p>
      <text:p text:style-name="P92"><text:s text:c="6"/>write(40)coefg</text:p>
      <text:p text:style-name="P92"><text:s text:c="4"/>2 continue </text:p>
      <text:p text:style-name="P92"><text:s text:c="6"/>[...] <text:s text:c="5"/></text:p>
      <text:p text:style-name="P92"><text:s text:c="6"/>cindg= (-1.)*(vtgx(npa,1)*vnx(npa)+vtgy(npa,1)*vny(npa)+</text:p>
      <text:p text:style-name="P92"><text:s text:c="5"/>&amp; <text:s text:c="13"/>UU*vnz(npa))</text:p>
      <text:p text:style-name="P92"><text:s text:c="6"/>write(41)cindg</text:p>
      <text:p text:style-name="P92"><text:s text:c="4"/>1 continue</text:p>
      <text:p text:style-name="P42"/>
      <text:p text:style-name="P43">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3">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3"/>
      <text:p text:style-name="P93"><text:s text:c="6"/>implicit real*8 (a-h,o-z)</text:p>
      <text:p text:style-name="P42"/>
      <text:p text:style-name="P43">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43"/>
      <text:p text:style-name="P94"><text:s text:c="6"/>real*8 <text:change-start text:change-id="ct51249088"/><text:span text:style-name="T26">cindgtmp</text:span><text:change-end text:change-id="ct51249088"/>(npan),<text:change-start text:change-id="ct55585984"/><text:span text:style-name="T26">coefgtmp</text:span><text:change-end text:change-id="ct55585984"/>(npan*npan)</text:p>
      <text:p text:style-name="P42"/>
      <text:p text:style-name="P44">siendo <text:change-start text:change-id="ct55586176"/><text:span text:style-name="T26">cindgtmp</text:span><text:change-end text:change-id="ct55586176"/> el internal file para cindg.tmp y <text:change-start text:change-id="ct55649152"/><text:span text:style-name="T26">coefgtmp</text:span><text:change-end text:change-id="ct55649152"/> el internal file para coefg.tmp.</text:p>
      <text:p text:style-name="P46"><text:change-start text:change-id="ct54048848"/>Ahora debemos reemplazar <text:change-end text:change-id="ct54048848"/><text:change-start text:change-id="ct55586368"/>las escrituras de los archivos binarios en disco con los internal files de la siguiente manera, donde <text:change-end text:change-id="ct55586368"/><text:change-start text:change-id="ct55649792"/>existían las siguientes escrituras:</text:p>
      <text:p text:style-name="P46"/>
      <text:p text:style-name="P79">write(40)coefg</text:p>
      <text:p text:style-name="P79">write(41)cindg</text:p>
      <text:p text:style-name="P79"/>
      <text:p text:style-name="P46">reemplazamos con el siguiente código:</text:p>
      <text:p text:style-name="P46"/>
      <text:p text:style-name="P79"><text:change-end text:change-id="ct55649792"/><text:span text:style-name="T26">coefgtmp</text:span><text:change-start text:change-id="ct57808592"/>(incoefg)=coefg</text:p>
      <text:p text:style-name="P79"><text:change-end text:change-id="ct57808592"/><text:span text:style-name="T26">cindgtmp</text:span><text:change-start text:change-id="ct55649344"/>(npa)=cindg</text:p>
      <text:p text:style-name="P46"><text:change-end text:change-id="ct55649344"/><text:change-start text:change-id="ct56721440"/></text:p>
      <text:p text:style-name="P46">respectivamente. La variable “incoefg” es utilizada para marcar la posición en el array de npan*npan elementos<text:change-end text:change-id="ct56721440"/><text:change-start text:change-id="ct54075712"/>, <text:span text:style-name="T30">internal file </text:span><text:change-end text:change-id="ct54075712"/><text:span text:style-name="T28">coefgtmp</text:span><text:change-start text:change-id="ct54075088"/><text:span text:style-name="T30">,</text:span><text:change-end text:change-id="ct54075088"/><text:change-start text:change-id="ct57809072"/> por cada vez <text:span text:style-name="T26">que entramos en el bucle interior, como es un array de una dimensión (igual al archivo binario que reemplaza) es necesario tener guardada la ultima posición por cada iteración del bucle externo. Para el internal file </text:span><text:change-end text:change-id="ct57809072"/><text:span text:style-name="T26">cindgtmp</text:span><text:change-start text:change-id="ct55730544"/><text:span text:style-name="T26"> que reemplaza a cindg.tmp con </text:span><text:soft-page-break/><text:span text:style-name="T26">utilizar la variable “npa” es suficiente, ya que lleva exactamente la posición en el array por cada iteración (es la variable de control</text:span><text:change-end text:change-id="ct55730544"/><text:change-start text:change-id="ct28368336"/><text:span text:style-name="T26"> </text:span><text:span text:style-name="T27">del bucle</text:span><text:change-end text:change-id="ct28368336"/><text:change-start text:change-id="ct57808880"/><text:span text:style-name="T26">).</text:span></text:p>
      <text:p text:style-name="P49"><text:change-end text:change-id="ct57808880"/></text:p>
      <text:p text:style-name="P96">----Mostrar análisis de solgauss para mostrar que se utilizan los archivos coefg.tmp y cindg.tmp y una primera vista a la complicación de sus “bucles” de control.</text:p>
      <text:p text:style-name="P48"><text:change-start text:change-id="ct55585264"/>Como explicabamos antes, la <text:change-end text:change-id="ct55585264"/><text:change-start text:change-id="ct48552432"/>segunda parte de “circulac” llama a la subrutina “solgauss”, y previo a esto habiamos dicho que los archivos cindg.tmp y coefg.tmp que estamos reemplazando son escritos por la primera y leidos por la segunda.<text:change-end text:change-id="ct48552432"/><text:change-start text:change-id="ct51123760"/> En “solgauss” el cambio es simple, tenemos dos bucles anidados que iteran de la misma manera que en “circulac<text:change-end text:change-id="ct51123760"/><text:change-start text:change-id="ct50796544"/>” solo que leen los datos almacenados en los archivos TMP. Luego de esto hacen rewind de los archivos para que vuelvan a quedar disponibles para lectura al principio de los mismos. A continuación podemos ver el código<text:change-end text:change-id="ct50796544"/><text:change-start text:change-id="ct28367504"/> <text:span text:style-name="T33">original</text:span><text:change-end text:change-id="ct28367504"/><text:change-start text:change-id="ct54049680"/>:</text:p>
      <text:p text:style-name="P47"/>
      <text:p text:style-name="P97"><text:s text:c="6"/>m=npan+1</text:p>
      <text:p text:style-name="P97"/>
      <text:p text:style-name="P97"><text:s text:c="6"/>do 1 i=1,npan </text:p>
      <text:p text:style-name="P97"><text:s text:c="6"/>do 2 j=1,npan </text:p>
      <text:p text:style-name="P97"><text:s text:c="6"/>read(40)cfg <text:s/></text:p>
      <text:p text:style-name="P97"><text:s text:c="6"/>coefg(i,j)=cfg</text:p>
      <text:p text:style-name="P97"><text:s text:c="4"/>2 continue</text:p>
      <text:p text:style-name="P97"><text:s text:c="6"/>read(41)cig</text:p>
      <text:p text:style-name="P97"><text:s text:c="6"/>coefg(i,m)=cig</text:p>
      <text:p text:style-name="P97"><text:s text:c="4"/>1 continue <text:s/></text:p>
      <text:p text:style-name="P97"/>
      <text:p text:style-name="P97"><text:s text:c="6"/>rewind(40) </text:p>
      <text:p text:style-name="P97"><text:s text:c="6"/>rewind(41)</text:p>
      <text:p text:style-name="P47"><text:change-end text:change-id="ct54049680"/><text:change-start text:change-id="ct51250960"/></text:p>
      <text:p text:style-name="P47">Como vemos <text:change-end text:change-id="ct51250960"/><text:change-start text:change-id="ct55730096"/>aquí se lee<text:change-end text:change-id="ct55730096"/><text:change-start text:change-id="ct54075360"/>n ambos archivos para armar una matriz con la variable denominada coefg, la cual <text:change-end text:change-id="ct54075360"/><text:change-start text:change-id="ct51525520"/>tiene npan filas y npan+1 columnas, <text:change-end text:change-id="ct51525520"/><text:change-start text:change-id="ct58167392"/><text:span text:style-name="T32">realizando lo siguiente,</text:span><text:change-end text:change-id="ct58167392"/><text:change-start text:change-id="ct58167584"/> en cada fila<text:change-end text:change-id="ct58167584"/><text:change-start text:change-id="ct56986544"/> <text:change-end text:change-id="ct56986544"/><text:change-start text:change-id="ct56986736"/><text:span text:style-name="T32">almacena</text:span><text:change-end text:change-id="ct56986736"/><text:change-start text:change-id="ct54074688"/> en los primeros npan valores<text:change-end text:change-id="ct54074688"/><text:change-start text:change-id="ct51123232"/>, <text:span text:style-name="T32">o primeras npan columnas,</text:span><text:change-end text:change-id="ct51123232"/><text:change-start text:change-id="ct51123424"/> los <text:change-end text:change-id="ct51123424"/><text:change-start text:change-id="ct55730736"/><text:span text:style-name="T32">datos </text:span><text:change-end text:change-id="ct55730736"/><text:change-start text:change-id="ct48552784"/>obtenidos de coefg.tmp<text:change-end text:change-id="ct48552784"/><text:change-start text:change-id="ct28367696"/>, <text:change-end text:change-id="ct28367696"/><text:change-start text:change-id="ct50797296"/><text:span text:style-name="T32">y en último lugar, </text:span><text:change-end text:change-id="ct50797296"/>columna<text:change-start text:change-id="ct28367888"/> npan+1<text:change-end text:change-id="ct28367888"/><text:change-start text:change-id="ct57809472"/>,<text:change-end text:change-id="ct57809472"/><text:change-start text:change-id="ct57809664"/> el <text:change-end text:change-id="ct57809664"/><text:change-start text:change-id="ct46425840"/><text:span text:style-name="T32">dato </text:span><text:change-end text:change-id="ct46425840"/><text:change-start text:change-id="ct46426032"/>obtenido de cindg.tmp.<text:change-end text:change-id="ct46426032"/></text:p>
      <text:p text:style-name="P16"/>
      <text:p text:style-name="P50"><text:change-start text:change-id="ct57809264"/>Para permitir que “solgauss” pueda trabajar con el cambio que introdujimos es necesario que reciba <text:change-end text:change-id="ct57809264"/><text:change-start text:change-id="ct56761664"/>de alguna manera las referencias a los internal files. Esto lo conseguimos simplemente pasandole por parametro los mismos. El cambio en el códig<text:change-end text:change-id="ct56761664"/><text:change-start text:change-id="ct57093472"/>o sería el siguiente:</text:p>
      <text:p text:style-name="P50"/>
      <text:p text:style-name="P95">Código original definición de subrutina</text:p>
      <text:p text:style-name="P80">subroutine solgauss(npan,gama)</text:p>
      <text:p text:style-name="P80">...</text:p>
      <text:p text:style-name="P95">Código modificado</text:p>
      <text:p text:style-name="P80">subroutine solgauss(npan,gama,<text:span text:style-name="T26">tmpcoefg</text:span>,<text:span text:style-name="T26">tmpcindg</text:span><text:span text:style-name="T36">)</text:span></text:p>
      <text:p text:style-name="P81">…</text:p>
      <text:p text:style-name="P81">real*8 tmpcoefg(mxro*mxro),tmpcindg(mxro)</text:p>
      <text:p text:style-name="P50"><text:change-end text:change-id="ct57093472"/><text:change-start text:change-id="ct28367264"/></text:p>
      <text:p text:style-name="P50"><text:change-end text:change-id="ct28367264"/><text:change-start text:change-id="ct51525712"/>Ahora que solgauss conoce la existencia de los internal files necesarios, podemos modificar los bucles de control para <text:change-end text:change-id="ct51525712"/><text:change-start text:change-id="ct56762128"/>que los utilice.</text:p>
      <text:p text:style-name="P52">El código visto previamente de solgauss quedaría de la siguiente manera:</text:p>
      <text:p text:style-name="P52"/>
      <text:p text:style-name="P98"><text:s text:c="6"/>m=npan+1 <text:s text:c="52"/></text:p>
      <text:p text:style-name="P98"><text:s text:c="6"/>incfg=1 <text:s text:c="53"/></text:p>
      <text:p text:style-name="P98"><text:soft-page-break/></text:p>
      <text:p text:style-name="P98"><text:s text:c="6"/><text:tab/>do 1 i=1,npan</text:p>
      <text:p text:style-name="P98"><text:s text:c="6"/><text:tab/>do 2 j=1,npan <text:s text:c="47"/></text:p>
      <text:p text:style-name="P98"><text:s text:c="6"/><text:tab/>!read(40)cfg</text:p>
      <text:p text:style-name="P98"><text:s text:c="6"/><text:tab/>incfg=((i-1)*npan)+j <text:s text:c="40"/></text:p>
      <text:p text:style-name="P98"><text:s text:c="6"/><text:tab/>cfg=<text:span text:style-name="T26">tmpcoefg</text:span>(incfg) <text:s text:c="43"/></text:p>
      <text:p text:style-name="P98"><text:s text:c="6"/><text:tab/>coefg(i,j)=cfg <text:s text:c="46"/></text:p>
      <text:p text:style-name="P98"><text:s text:c="6"/><text:tab/>incfg=incfg+1 <text:s text:c="47"/></text:p>
      <text:p text:style-name="P98"><text:s text:c="4"/>2 continue</text:p>
      <text:p text:style-name="P98"><text:s text:c="6"/><text:tab/>!read(41)cig <text:s text:c="48"/></text:p>
      <text:p text:style-name="P98"><text:s text:c="6"/><text:tab/>cig=<text:span text:style-name="T26">tmpcindg</text:span>(i) <text:s text:c="47"/></text:p>
      <text:p text:style-name="P98"><text:s text:c="6"/><text:tab/>coefg(i,m)=cig <text:s text:c="46"/></text:p>
      <text:p text:style-name="P98"><text:s text:c="4"/>1 continue <text:s text:c="52"/></text:p>
      <text:p text:style-name="P98"/>
      <text:p text:style-name="P98"><text:s text:c="6"/>!rewind(40) <text:s text:c="49"/></text:p>
      <text:p text:style-name="P98"><text:s text:c="6"/>!rewind(41)</text:p>
      <text:p text:style-name="P50"><text:change-end text:change-id="ct56762128"/><text:change-start text:change-id="ct54073088"/></text:p>
      <text:p text:style-name="P53">Como <text:span text:style-name="T34">indicábamos</text:span>, el cambio es simple, lo primero que se realiza es la inclusión de una variable de control “incfg” inicializada en 1 (uno) con la cual <text:span text:style-name="T34">mantener la posición de la cual debe leerse del </text:span><text:span text:style-name="T29">tmpcoefg</text:span><text:span text:style-name="T34">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29">tmpcoefg</text:span><text:span text:style-name="T34">”, ya que la posición del internal file “</text:span><text:span text:style-name="T29">tmpcindg</text:span><text:span text:style-name="T34">” puede ser llevada utilizando la variable de control del bucle, en este caso “i”.</text:span></text:p>
      <text:p text:style-name="P53"/>
      <text:p text:style-name="P55">Estos cambios y ajustes para el recambio de archivos de texto por archivos internos (arrays en memoria) se debe realizar por cada uno de los archivos indicados en la tabla 3.yy. </text:p>
      <text:p text:style-name="P60">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5"/>
      <text:p text:style-name="P85">character salida2out(102)*95, subrout(500)*60</text:p>
      <text:p text:style-name="P54"/>
      <text:p text:style-name="P58">Y luego al utilizarlos llevar junto con ellos un contador que lleve la posición siguiente para escribir, <text:span text:style-name="T35">al cual llamamos nsubr para subrout:</text:span></text:p>
      <text:p text:style-name="P58"/>
      <text:p text:style-name="P85">write(subrout(nsubr),1)</text:p>
      <text:p text:style-name="P85">nsubr=nsubr+1</text:p>
      <text:p text:style-name="P58"/>
      <text:p text:style-name="P58">y <text:span text:style-name="T35">nsld2 para salida2out:</text:span></text:p>
      <text:p text:style-name="P58"/>
      <text:p text:style-name="P86">write(salida2out(nsld2),21)indice,ncapa</text:p>
      <text:p text:style-name="P86">write(salida2out(nsld2+1),'(a1)') ""</text:p>
      <text:p text:style-name="P86">nsld2=nsld2+2</text:p>
      <text:p text:style-name="P53"/>
      <text:p text:style-name="P59"><text:soft-page-break/>En estos ejemplos, recordamos de la sección 2.4 que el número ubicado en el comando “write” al lado del archivo interno es una etiqueta de formato.</text:p>
      <text:p text:style-name="P59">En el resto del código el tratamiento de estos archivos es similar, variando solamente de acuerdo a que datos deben ser escritos en el mismo, <text:span text:style-name="T40">como observamos en los</text:span> archivos internos que vimos previamente, los que reemplazan a coefg.tmp y cindg.tmp.</text:p>
      <text:p text:style-name="P61">Un caso especial son los archivos <text:span text:style-name="T41">internos </text:span>cix1tmp, cix2.tmp, ciy1tmp, ciy2.tmp, ciz1tmp y ciz2.tmp, <text:span text:style-name="T41">para </text:span>los cuales <text:span text:style-name="T41">sus homonimos archivos en disco (cix1.tmp, cix2.tmp, y así sucesivamente) </text:span>son definidos en el programa original como “unformatted”, i.e., sin formato, con lo cual se generan archivos en disco de tipo binario. <text:span text:style-name="T41">Para obtener el mismo comportamiento en nuestros archivos internos solo debemos tener el cuidado de escribir en ellos sin dar formato a lo ingresado, i.e., los valores ingresan tal cual son generados por el programa. Veamos un ejemplo con cix1tmp. </text:span></text:p>
      <text:p text:style-name="P61"/>
      <text:p text:style-name="P63">El código para escribir los valores en el programa original es el siguiente:</text:p>
      <text:p text:style-name="P62"/>
      <text:p text:style-name="P87"><text:tab/>do 114 npa=1,npan</text:p>
      <text:p text:style-name="P87"><text:tab/>do 113 nv=1,npan</text:p>
      <text:p text:style-name="P87"/>
      <text:p text:style-name="P87"><text:tab/>write(42)cix(npa,nv)</text:p>
      <text:p text:style-name="P82"><text:tab/>…</text:p>
      <text:p text:style-name="P84">113 continue</text:p>
      <text:p text:style-name="P84">114 continue</text:p>
      <text:p text:style-name="P62"/>
      <text:p text:style-name="P64">La apertura del archivo le asigna al principio del programa la uni<text:span text:style-name="T43">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62"/>
      <text:p text:style-name="P62">El código en el programa optimizado es:</text:p>
      <text:p text:style-name="P62"/>
      <text:p text:style-name="P87">common <text:s/><text:span text:style-name="T26">…</text:span> cix<text:span text:style-name="T42">1</text:span>tmp(maxro*maxro), <text:span text:style-name="T26">…</text:span></text:p>
      <text:p text:style-name="P84">…</text:p>
      <text:p text:style-name="P84"><text:tab/>kon=1</text:p>
      <text:p text:style-name="P87"><text:tab/>do 114 npa=1,npan</text:p>
      <text:p text:style-name="P87"><text:tab/>do 113 nv=1,npan</text:p>
      <text:p text:style-name="P87"/>
      <text:p text:style-name="P87"><text:tab/>cix1tmp(kon)=cix(npa,nv)</text:p>
      <text:p text:style-name="P83"><text:tab/>…</text:p>
      <text:p text:style-name="P87"><text:tab/>kon=kon+1</text:p>
      <text:p text:style-name="P84">113 continue</text:p>
      <text:p text:style-name="P84">114 continue</text:p>
      <text:p text:style-name="P62"/>
      <text:p text:style-name="P65">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66"><text:soft-page-break/>Luego de igual manera modificamos el código donde el archivo interno es leido por su equivalente interno. </text:p>
      <text:p text:style-name="P66">El código original sería:</text:p>
      <text:p text:style-name="P66"/>
      <text:p text:style-name="P88">read(42)cinfx</text:p>
      <text:p text:style-name="P66"/>
      <text:p text:style-name="P66">Optimizado con archivo interno:</text:p>
      <text:p text:style-name="P66"/>
      <text:p text:style-name="P88">cinfx=cix1tmp(kon)</text:p>
      <text:p text:style-name="P66"/>
      <text:p text:style-name="P66">Donde nuevamente la variable “kon” lleva la posición dentro del archivo interno.</text:p>
      <text:p text:style-name="P66"/>
      <text:p text:style-name="P67">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44">al menos en teoria</text:span>. </text:p>
      <text:p text:style-name="P67">Obviamente esto trae aparejado una necesidad mayor de memoria RAM para el proceso ya que debe ser capaz de contener la totalidad de los datos <text:span text:style-name="T44">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67"/>
      <text:p text:style-name="P68">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75">Podemos observar en la <text:span text:style-name="T47">tabla 3.3.2.yy cuales son los archivos que se decidió manejar mediante un archivo interno y el motivo de dicha decisión:</text:span></text:p>
      <text:p text:style-name="P75"/>
      <text:p text:style-name="P117">Tabla 3.3.2.yy con los archivos modificados con archivos internos.</text:p>
      <text:p text:style-name="P91"><text:span text:style-name="T47">Tendra archivo externo </text:span><text:change-end text:change-id="ct54073088"/><text:change-start text:change-id="ct62211184"/><text:span text:style-name="T47">–</text:span><text:change-end text:change-id="ct62211184"/><text:change-start text:change-id="ct62638912"/><text:span text:style-name="T47"> archivo interno </text:span><text:change-end text:change-id="ct62638912"/><text:change-start text:change-id="ct55615968"/><text:span text:style-name="T47">–</text:span><text:change-end text:change-id="ct55615968"/><text:change-start text:change-id="ct51967664"/><text:span text:style-name="T47"> tipo de cambio/observaciones: ej, solo utilizado en memoria, o escritura diferida</text:span></text:p>
      <text:p text:style-name="P75"/>
      <text:p text:style-name="P51"><text:change-end text:change-id="ct51967664"/></text:p>
      <text:p text:style-name="P16"/>
      <text:h text:style-name="Heading_20_2" text:outline-level="2">3.<text:span text:style-name="T4">4</text:span> Optimización Paralela para Multiprocesamiento</text:h>
      <text:p text:style-name="P16"><text:change-start text:change-id="ct54072640"/></text:p>
      <text:p text:style-name="P68">Con el primer paso de optimización realizado es posible llevar a cabo la optimización paralela del código con el modelo seleccionado, como se explicó en el capítulo 2, OpenMP.<text:change-end text:change-id="ct54072640"/><text:change-start text:change-id="ct48655536"/></text:p>
      <text:p text:style-name="P69">Como vimos en la sección 3.2.1, de acuerdo al resultado de la herramienta gprof, <text:change-end text:change-id="ct48655536"/><text:change-start text:change-id="ct48655264"/>el código candidato<text:span text:style-name="T46"> </text:span>para ser optimizado <text:s/><text:span text:style-name="T46">en ese primer momento </text:span>e<text:span text:style-name="T46">ra</text:span> principalmente la subrutina “<text:span text:style-name="T45">estela</text:span>”<text:change-end text:change-id="ct48655264"/><text:change-start text:change-id="ct51966480"/>, <text:span text:style-name="T45">seguida de “solgauss”.</text:span><text:change-end text:change-id="ct51966480"/><text:change-start text:change-id="ct46656912"/></text:p>
      <text:p text:style-name="P73">Si compilamos nuestro programa nuevamente con el profiler de GNU (gprof), pero con la optimización de los archivos internos, obtenemos l<text:change-end text:change-id="ct46656912"/><text:change-start text:change-id="ct55615280"/>o mostrado por la imagen 3.4.x, donde podemos ver que la <text:soft-page-break/>subrutina “estela”<text:change-end text:change-id="ct55615280"/><text:change-start text:change-id="ct51078384"/> sigue siendo la mas pesada, seguida de solgauss, incluso por porcentajes casí similares a los obtenidos <text:change-end text:change-id="ct51078384"/><text:change-start text:change-id="ct51078112"/>en el programa original. </text:p>
      <text:p text:style-name="P73"/>
      <text:p text:style-name="P74">Imagen 3.4.x (pruebas/newone/estela_intfiles)</text:p>
      <text:p text:style-name="P73"/>
      <text:h text:style-name="Heading_20_3" text:outline-level="3">3.4.1 Análisis de la subrutina Estela</text:h>
      <text:p text:style-name="P76"><text:change-end text:change-id="ct51078112"/><text:change-start text:change-id="ct51078576"/></text:p>
      <text:p text:style-name="P102">En su definición la subrutina “estela” indica que realizá “Calculo de los coeficientes de influencia de los hilos libres”. <text:span text:style-name="T48">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102"/>
      <text:p text:style-name="P121"><text:change-end text:change-id="ct51078576"/>Figura 3.4.<text:span text:style-name="T61">1.</text:span>xx</text:p>
      <text:p text:style-name="P121"/>
      <text:p text:style-name="P121">subrutina estela()</text:p>
      <text:p text:style-name="P121">definicion variables globales y constantes;</text:p>
      <text:p text:style-name="P121"/>
      <text:p text:style-name="P121">begin</text:p>
      <text:p text:style-name="P121"><text:tab/><text:span text:style-name="T50">Do</text:span> de i=1 a 2500</text:p>
      <text:p text:style-name="P121"><text:tab/><text:span text:style-name="T50">Do</text:span> de j=1 a 51</text:p>
      <text:p text:style-name="P121"><text:tab/><text:tab/>ciex(i,j) = 0</text:p>
      <text:p text:style-name="P121"><text:tab/><text:tab/>ciey(i,j) = 0</text:p>
      <text:p text:style-name="P121"><text:tab/><text:tab/>ciez(i,j) = 0</text:p>
      <text:p text:style-name="P122"><text:tab/><text:span text:style-name="T50">end do</text:span></text:p>
      <text:p text:style-name="P122"><text:tab/><text:span text:style-name="T50">end do</text:span></text:p>
      <text:p text:style-name="P123"><text:tab/>calculos parciales</text:p>
      <text:p text:style-name="P123"><text:tab/><text:span text:style-name="T58">ib = 1</text:span></text:p>
      <text:p text:style-name="P123"/>
      <text:p text:style-name="P123">Do de i=1 a 2500</text:p>
      <text:p text:style-name="P123">Do de j=1 a 51</text:p>
      <text:p text:style-name="P123"><text:tab/>Do de k=1 a 2001</text:p>
      <text:p text:style-name="P123"><text:tab/><text:tab/>genera fx(k), fy(k), fz(k), dista(k), denom(k)</text:p>
      <text:p text:style-name="P123"><text:tab/>end do</text:p>
      <text:p text:style-name="P123"/>
      <text:p text:style-name="P133">## sumatoria terminos impares six, siy, siz</text:p>
      <text:p text:style-name="P129"><text:tab/>six,siy,siz = 0</text:p>
      <text:p text:style-name="P129"><text:tab/>Do de i<text:span text:style-name="T51">k</text:span>=2 a 2000</text:p>
      <text:p text:style-name="P129"><text:tab/><text:tab/>six = six + fx(i<text:span text:style-name="T51">k</text:span>)/denom(i<text:span text:style-name="T51">k</text:span>)</text:p>
      <text:p text:style-name="P129"><text:tab/><text:tab/>siy = siy + fy(i<text:span text:style-name="T51">k</text:span>)/denom(i<text:span text:style-name="T51">k</text:span>)</text:p>
      <text:p text:style-name="P129"><text:tab/><text:tab/>siz = siz + fz(i<text:span text:style-name="T51">k</text:span>)/denom(i<text:span text:style-name="T51">k</text:span>)</text:p>
      <text:p text:style-name="P129"><text:tab/><text:tab/>i<text:span text:style-name="T51">k</text:span> = i<text:span text:style-name="T51">k</text:span> +2</text:p>
      <text:p text:style-name="P129"><text:tab/>end do</text:p>
      <text:p text:style-name="P133">## sumatoria terminos pares spx, spy, spz</text:p>
      <text:p text:style-name="P129"><text:tab/>spx,spy,spz = 0</text:p>
      <text:p text:style-name="P129"><text:tab/>Do de i<text:span text:style-name="T51">k</text:span>=3 a 2000</text:p>
      <text:p text:style-name="P129"><text:tab/><text:tab/>spx = spx + fx(i<text:span text:style-name="T51">k</text:span>)/denom(i<text:span text:style-name="T51">k</text:span>)</text:p>
      <text:p text:style-name="P129"><text:tab/><text:tab/>spy = spy + fy(i<text:span text:style-name="T51">k</text:span>)/denom(i<text:span text:style-name="T51">k</text:span>)</text:p>
      <text:p text:style-name="P129"><text:soft-page-break/><text:tab/><text:tab/>spz = spz + fz(i<text:span text:style-name="T51">k</text:span>)/denom(i<text:span text:style-name="T51">k</text:span>)</text:p>
      <text:p text:style-name="P129"><text:tab/><text:tab/>i<text:span text:style-name="T51">k</text:span> = i<text:span text:style-name="T51">k</text:span> +2</text:p>
      <text:p text:style-name="P129"><text:tab/>end do</text:p>
      <text:p text:style-name="P124"><text:tab/><text:span text:style-name="T52">calculo ciex(i,j), ciey(i,j), ciez(i,j)</text:span></text:p>
      <text:p text:style-name="P124"><text:tab/><text:span text:style-name="T52">if (indice = 1) and (ib = 1) then <text:s/>## se ejecuta solo 1 vez</text:span></text:p>
      <text:p text:style-name="P124"><text:tab/><text:span text:style-name="T56">## calculo coeficientes de la estela x, y, z</text:span></text:p>
      <text:p text:style-name="P125"><text:tab/><text:tab/><text:span text:style-name="T52">if (i = nr) and (j = nr/2) then <text:s/></text:span></text:p>
      <text:p text:style-name="P126"><text:span text:style-name="T52"><text:tab/><text:tab/></text:span><text:span text:style-name="T56">## calculo para i=50 y j=25 (nr depende del tamaño del problema,</text:span></text:p>
      <text:p text:style-name="P132"><text:span text:style-name="T52"><text:tab/><text:tab/>## en este caso el tamaño es 50)</text:span></text:p>
      <text:p text:style-name="P125"><text:tab/><text:tab/><text:tab/><text:span text:style-name="T54">inicializa valx,valy,valz</text:span></text:p>
      <text:p text:style-name="P125"><text:tab/><text:tab/><text:tab/><text:span text:style-name="T54">Do de ik=1 a 2001</text:span></text:p>
      <text:p text:style-name="P125"><text:tab/><text:tab/><text:tab/><text:tab/><text:span text:style-name="T54">escribe archivo integ1.txt con varios valores incluyendo valx,valy,valz</text:span></text:p>
      <text:p text:style-name="P125"><text:tab/><text:tab/><text:tab/><text:tab/><text:span text:style-name="T54">if (ik =/= 2001) then</text:span></text:p>
      <text:p text:style-name="P125"><text:tab/><text:tab/><text:tab/><text:tab/><text:tab/><text:span text:style-name="T54">const=1</text:span></text:p>
      <text:p text:style-name="P125"><text:tab/><text:tab/><text:tab/><text:tab/><text:tab/><text:span text:style-name="T54">if (ik == 2000) then</text:span></text:p>
      <text:p text:style-name="P125"><text:tab/><text:tab/><text:tab/><text:tab/><text:tab/><text:tab/><text:span text:style-name="T54">const=0.5</text:span></text:p>
      <text:p text:style-name="P125"><text:tab/><text:tab/><text:tab/><text:tab/><text:tab/><text:span text:style-name="T54">endif</text:span></text:p>
      <text:p text:style-name="P127"><text:tab/><text:tab/><text:tab/><text:tab/><text:tab/><text:span text:style-name="T55">valx = valx + fx(ik+1)/denom(ik+1)*otros valores</text:span></text:p>
      <text:p text:style-name="P128"><text:tab/><text:tab/><text:tab/><text:tab/><text:tab/><text:span text:style-name="T55">valy = valy + fy(ik+1)/denom(ik+1)*otros valores</text:span></text:p>
      <text:p text:style-name="P128"><text:tab/><text:tab/><text:tab/><text:tab/><text:tab/><text:span text:style-name="T55">valz = valz + fz(ik+1)/denom(ik+1)*otros valores</text:span></text:p>
      <text:p text:style-name="P125"><text:tab/><text:tab/><text:tab/><text:tab/><text:span text:style-name="T55">else </text:span></text:p>
      <text:p text:style-name="P125"><text:tab/><text:tab/><text:tab/><text:tab/><text:tab/><text:span text:style-name="T55">escribe integ1.txt con varios valores sin valx,valy,valz pero con ciex,ciey,ciez(i,j)</text:span></text:p>
      <text:p text:style-name="P125"><text:tab/><text:tab/><text:tab/><text:tab/><text:span text:style-name="T54">endif</text:span></text:p>
      <text:p text:style-name="P125"><text:tab/><text:tab/><text:span text:style-name="T53">else</text:span></text:p>
      <text:p text:style-name="P125"><text:tab/><text:tab/><text:tab/><text:span text:style-name="T53">if (i = nr/2) and (j = nr+1) then </text:span></text:p>
      <text:p text:style-name="P125"><text:tab/><text:tab/><text:tab/><text:span text:style-name="T57">## Luego (si no entró en el anterior if) el calculo es para i = 25 y j=51</text:span></text:p>
      <text:p text:style-name="P125"><text:tab/><text:tab/><text:tab/><text:tab/><text:span text:style-name="T55">Repite mismo trabajo pero escribiendo integ2.txt</text:span></text:p>
      <text:p text:style-name="P125"><text:tab/><text:tab/><text:tab/><text:span text:style-name="T53">endif</text:span></text:p>
      <text:p text:style-name="P125"><text:span text:style-name="T52"><text:tab/><text:tab/>endif</text:span></text:p>
      <text:p text:style-name="P124"><text:tab/><text:span text:style-name="T52">endif</text:span></text:p>
      <text:p text:style-name="P130">end do</text:p>
      <text:p text:style-name="P130">end do</text:p>
      <text:p text:style-name="P121">end</text:p>
      <text:p text:style-name="P131"><text:change-start text:change-id="ct34042880"/></text:p>
      <text:p text:style-name="P108">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109">Inicia con un bucle que calcula los datos en fx, fy, fz, denom y dista; luego calcula terminos pares e impares; finaliza con el denominado calculo de coeficientes de la estela x,y,z. </text:p>
      <text:p text:style-name="P109"/>
      <text:p text:style-name="P109">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59">y controla las etapas por las que pasa</text:span>, toma valores de uno a diez y no repite los valores.</text:p>
      <text:p text:style-name="P110">Por otra parte, el calculo de coeficientes se hace sobre los valores valx, valy y valz, realizando sobre ellos una sumatoria, con lo cual se crea una dependencia de datos entre el calculo de un valor y los <text:span text:style-name="T60">cálculos</text:span> previos (cap<text:span text:style-name="T60">í</text:span>tul<text:span text:style-name="T60">o</text:span> 2 <text:change-end text:change-id="ct34042880"/><text:change-start text:change-id="ct55534624"/>–<text:change-end text:change-id="ct55534624"/><text:change-start text:change-id="ct46368560"/> openmp), <text:span text:style-name="T60">ya que para obtener el valor de valx en un momento, debo tener el valor previo de valx. Si realizamos una paralelización del código tendríamos un problema en los </text:span><text:soft-page-break/><text:span text:style-name="T60">limites de los distintos threads ya que un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ni siquiera iniciado).</text:span></text:p>
      <text:p text:style-name="P110"/>
      <text:p text:style-name="P111">Si observamos bien el calculo de los terminos pares e impares, se presenta el mismo problema de dependencias de datos que aparece en el calculo de coeficientes. Cuando calculamos por ejemplo six, necesitamos conocer el valor previo de six en ese momento.</text:p>
      <text:p text:style-name="P111"/>
      <text:p text:style-name="P111">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ornar ilegible el código para el usuario del programa es que no se avanzó sobre estas áreas de la subrutina. La solución a este problema puede ser motivo de un trabajo futuro que se pondrá a consideración en el capitulo 5.</text:p>
      <text:p text:style-name="P101"/>
      <text:p text:style-name="P112">Luego de descartar estos puntos como las zonas a paralelizar en la subrutina “estela” nos quedamos con el bucle de la figura 3.4.<text:span text:style-name="T61">1.</text:span>xx que genera los arrays fx, fy, fz, denom y dista, <text:span text:style-name="T61">ya que cada valor generado de estos arrays no depende de otros previos dentro de los arrays.</text:span></text:p>
      <text:p text:style-name="P112"/>
      <text:p text:style-name="P112"/>
      <text:h text:style-name="Heading_20_3" text:outline-level="3">3.4.2 Optimización <text:span text:style-name="T62">con OpenMP</text:span> de subrutina Estela</text:h>
      <text:p text:style-name="P113"/>
      <text:p text:style-name="P114">Seleccionado el bucle a paralelizar debemos hacer un analisis de los datos que intervienen para poder realizar una optimización correcta.</text:p>
      <text:p text:style-name="P114">El código seleccionado para trabajar es similar al siguiente:</text:p>
      <text:p text:style-name="P114"/>
      <text:p text:style-name="P119"><text:change-end text:change-id="ct46368560"/><text:s text:c="6"/>do 3 ik=1,kult</text:p>
      <text:p text:style-name="P119"><text:s text:c="6"/>fx(ik)=<text:span text:style-name="T63">[calculo con valores de varias matrices]</text:span></text:p>
      <text:p text:style-name="P119"><text:s text:c="6"/>fy(ik)=<text:span text:style-name="T63">[calculo con valores de varias matrices]</text:span></text:p>
      <text:p text:style-name="P119"><text:s text:c="6"/>fz(ik)=<text:span text:style-name="T63">[calculo con valores de varias matrices]</text:span></text:p>
      <text:p text:style-name="P119"><text:s text:c="6"/>fz(ik)=(-1.)*fz(ik)</text:p>
      <text:p text:style-name="P119"><text:s text:c="6"/>dist2=<text:span text:style-name="T63">[calculo con valores de varias matrices]</text:span></text:p>
      <text:p text:style-name="P119"><text:s text:c="6"/>dista(ik)=dsqrt(dist2) <text:s text:c="33"/></text:p>
      <text:p text:style-name="P119"><text:s text:c="6"/>denom(ik)=dista(ik)**3 <text:s text:c="18"/></text:p>
      <text:p text:style-name="P119"><text:s text:c="3"/>3 continue<text:change-start text:change-id="ct56095216"/></text:p>
      <text:p text:style-name="P115"><text:change-end text:change-id="ct56095216"/><text:change-start text:change-id="ct64563728"/></text:p>
      <text:p text:style-name="P116"><text:change-end text:change-id="ct64563728"/><text:change-start text:change-id="ct60562032"/><text:span text:style-name="T49">Como vimos en el capitulo 2, para paralelizar un bloque de código con OpenMP podemos iniciar poniendo previo al inicio del bucle los siguientes comandos OpenMP:</text:span></text:p>
      <text:p text:style-name="P116"/>
      <text:p text:style-name="P120"><text:change-end text:change-id="ct60562032"/><text:change-start text:change-id="ct76282896"/><text:span text:style-name="T49">!$OMP PARALLEL</text:span><text:change-end text:change-id="ct76282896"/><text:change-start text:change-id="ct60077936"/></text:p>
      <text:p text:style-name="P120"><text:span text:style-name="T49">!$OMP DO</text:span></text:p>
      <text:p text:style-name="P116"/>
      <text:p text:style-name="P116"><text:span text:style-name="T49">Y finalizar luego del bucle con:</text:span></text:p>
      <text:p text:style-name="P116"/>
      <text:p text:style-name="P120"><text:span text:style-name="T49">!$OMP END DO</text:span></text:p>
      <text:p text:style-name="P120"><text:span text:style-name="T49">!$OMP END PARALLEL</text:span><text:change-end text:change-id="ct60077936"/><text:change-start text:change-id="ct76447392"/></text:p>
      <text:p text:style-name="P134"/>
      <text:p text:style-name="P134"><text:change-end text:change-id="ct76447392"/><text:soft-page-break/><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10-20T14:46:52.270523660</dc:date>
    <meta:editing-duration>P1DT9H26M38S</meta:editing-duration>
    <meta:editing-cycles>134</meta:editing-cycles>
    <meta:generator>LibreOffice/4.3.2.2.0$Linux_X86_64 LibreOffice_project/430m0$Build-2</meta:generator>
    <meta:document-statistic meta:table-count="0" meta:image-count="0" meta:object-count="0" meta:page-count="14" meta:paragraph-count="287" meta:word-count="5059" meta:character-count="33325" meta:non-whitespace-character-count="27102"/>
  </office:meta>
</office:document-meta>
</file>